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Pictures/200000100000018E000001A68C111B1B.wmf"/>
  <manifest:file-entry manifest:media-type="image/gif" manifest:full-path="Pictures/10000200000000010000000175F347A4.gi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5.16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083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5.429cm"/>
    </style:style>
    <style:style style:name="co8" style:family="table-column">
      <style:table-column-properties fo:break-before="auto" style:column-width="7.267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3.087cm"/>
    </style:style>
    <style:style style:name="co11" style:family="table-column">
      <style:table-column-properties fo:break-before="auto" style:column-width="6.018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1.205cm"/>
    </style:style>
    <style:style style:name="co14" style:family="table-column">
      <style:table-column-properties fo:break-before="auto" style:column-width="2.057cm"/>
    </style:style>
    <style:style style:name="co15" style:family="table-column">
      <style:table-column-properties fo:break-before="auto" style:column-width="7.749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3.743cm"/>
    </style:style>
    <style:style style:name="co18" style:family="table-column">
      <style:table-column-properties fo:break-before="auto" style:column-width="4.86cm"/>
    </style:style>
    <style:style style:name="co19" style:family="table-column">
      <style:table-column-properties fo:break-before="auto" style:column-width="13.025cm"/>
    </style:style>
    <style:style style:name="co20" style:family="table-column">
      <style:table-column-properties fo:break-before="auto" style:column-width="3.327cm"/>
    </style:style>
    <style:style style:name="co21" style:family="table-column">
      <style:table-column-properties fo:break-before="auto" style:column-width="1.685cm"/>
    </style:style>
    <style:style style:name="co22" style:family="table-column">
      <style:table-column-properties fo:break-before="auto" style:column-width="11.799cm"/>
    </style:style>
    <style:style style:name="co23" style:family="table-column">
      <style:table-column-properties fo:break-before="auto" style:column-width="7.486cm"/>
    </style:style>
    <style:style style:name="co24" style:family="table-column">
      <style:table-column-properties fo:break-before="auto" style:column-width="9.915cm"/>
    </style:style>
    <style:style style:name="co25" style:family="table-column">
      <style:table-column-properties fo:break-before="auto" style:column-width="5.055cm"/>
    </style:style>
    <style:style style:name="co26" style:family="table-column">
      <style:table-column-properties fo:break-before="auto" style:column-width="2.101cm"/>
    </style:style>
    <style:style style:name="co27" style:family="table-column">
      <style:table-column-properties fo:break-before="auto" style:column-width="2.692cm"/>
    </style:style>
    <style:style style:name="co28" style:family="table-column">
      <style:table-column-properties fo:break-before="auto" style:column-width="2.145cm"/>
    </style:style>
    <style:style style:name="co29" style:family="table-column">
      <style:table-column-properties fo:break-before="auto" style:column-width="9.828cm"/>
    </style:style>
    <style:style style:name="co30" style:family="table-column">
      <style:table-column-properties fo:break-before="auto" style:column-width="1.401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tclef_5f_Annee">
      <style:table-properties table:display="true" style:writing-mode="lr-tb"/>
    </style:style>
    <style:style style:name="ta3" style:family="table" style:master-page-name="PageStyle_5f_motclef_5f_Auteur">
      <style:table-properties table:display="true" style:writing-mode="lr-tb"/>
    </style:style>
    <style:style style:name="ta4" style:family="table" style:master-page-name="PageStyle_5f_motclef_5f_TypePubli">
      <style:table-properties table:display="true" style:writing-mode="lr-tb"/>
    </style:style>
    <style:style style:name="ta5" style:family="table" style:master-page-name="PageStyle_5f_motclef_5f_Equipe">
      <style:table-properties table:display="true" style:writing-mode="lr-tb"/>
    </style:style>
    <style:style style:name="ta6" style:family="table" style:master-page-name="PageStyle_5f_motclef_5f_Axe">
      <style:table-properties table:display="true" style:writing-mode="lr-tb"/>
    </style:style>
    <style:style style:name="ta7" style:family="table" style:master-page-name="PageStyle_5f_motclef_5f_Them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f2f2f2"/>
    </style:style>
    <style:style style:name="ce4" style:family="table-cell" style:parent-style-name="Excel_20_Built-in_20_Normal">
      <style:table-cell-properties fo:background-color="#ffff00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fo:background-color="#ddd9c3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ddd9c3"/>
    </style:style>
    <style:style style:name="ce8" style:family="table-cell" style:parent-style-name="Excel_20_Built-in_20_Normal">
      <style:table-cell-properties fo:background-color="#f2dcdb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15"/>
    <style:style style:name="ce11" style:family="table-cell" style:parent-style-name="Excel_20_Built-in_20_Normal" style:data-style-name="N8115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Excel_20_Built-in_20_Normal" style:data-style-name="N8115">
      <style:table-cell-properties fo:background-color="#f2f2f2"/>
    </style:style>
    <style:style style:name="ce14" style:family="table-cell" style:parent-style-name="Excel_20_Built-in_20_Normal" style:data-style-name="N8115">
      <style:table-cell-properties fo:background-color="#ffff00"/>
    </style:style>
    <style:style style:name="ce15" style:family="table-cell" style:parent-style-name="Excel_20_Built-in_20_Normal" style:data-style-name="N8115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6" office:value-type="string">
            <text:p>intitule-BD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ZRINSCAK Georgette </text:p>
          </table:table-cell>
          <table:table-cell table:style-name="ce7" office:value-type="string">
            <text:p>ZRINSCAK G.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ZANIN Christine </text:p>
          </table:table-cell>
          <table:table-cell table:style-name="ce7" office:value-type="string">
            <text:p>ZANIN C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ZAMORANO Gloria </text:p>
          </table:table-cell>
          <table:table-cell table:style-name="ce7" office:value-type="string">
            <text:p>ZAMORANO G.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WORONIECKI Miroslava </text:p>
          </table:table-cell>
          <table:table-cell table:style-name="ce7" office:value-type="string">
            <text:p>WORONIECKI M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OLFF Denis </text:p>
          </table:table-cell>
          <table:table-cell table:style-name="ce7" office:value-type="string">
            <text:p>WOLFF D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ASTABLE Marielle </text:p>
          </table:table-cell>
          <table:table-cell office:value-type="string">
            <text:p>WASTABLE M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OLVEY Anne </text:p>
          </table:table-cell>
          <table:table-cell office:value-type="string">
            <text:p>VOLVEY A.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VERDIER Nicolas </text:p>
          </table:table-cell>
          <table:table-cell office:value-type="string">
            <text:p>VERDIER N.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ACCHIANI-MARCUZZO Céline </text:p>
          </table:table-cell>
          <table:table-cell office:value-type="string">
            <text:p>VACCHIANI-MARCUZZO C.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ROUILLARD Emmanuel </text:p>
          </table:table-cell>
          <table:table-cell office:value-type="string">
            <text:p>TROUILLARD E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ISSIER Jean-louis </text:p>
          </table:table-cell>
          <table:table-cell office:value-type="string">
            <text:p>TISSIER J.-L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ILLOUS Marion </text:p>
          </table:table-cell>
          <table:table-cell office:value-type="string">
            <text:p>TILLOUS M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ESSIER François </text:p>
          </table:table-cell>
          <table:table-cell office:value-type="string">
            <text:p>TESSIER F.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SPYRELLIS Stavros </text:p>
          </table:table-cell>
          <table:table-cell office:value-type="string">
            <text:p>SPYRELLIS S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OL Marie-pierre </text:p>
          </table:table-cell>
          <table:table-cell office:value-type="string">
            <text:p>SOL M.-P.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EKULOVSKI Goran </text:p>
          </table:table-cell>
          <table:table-cell office:value-type="string">
            <text:p>SEKULOVSKI G.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EGURET Sylvain </text:p>
          </table:table-cell>
          <table:table-cell office:value-type="string">
            <text:p>SEGURET S.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CHMOLL Camille </text:p>
          </table:table-cell>
          <table:table-cell office:value-type="string">
            <text:p>SCHMOLL C.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CHMITT Clara </text:p>
          </table:table-cell>
          <table:table-cell office:value-type="string">
            <text:p>SCHMITT C.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MARIA Frédéric </text:p>
          </table:table-cell>
          <table:table-cell office:value-type="string">
            <text:p>SANTAMARIA F.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DERS Lena </text:p>
          </table:table-cell>
          <table:table-cell office:value-type="string">
            <text:p>SANDERS L.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INTEVILLE Maude </text:p>
          </table:table-cell>
          <table:table-cell office:value-type="string">
            <text:p>SAINTEVILLE M.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INT-JULIEN Thérèse </text:p>
          </table:table-cell>
          <table:table-cell office:value-type="string">
            <text:p>SAINT-JULIEN T.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SAADA Afef </text:p>
          </table:table-cell>
          <table:table-cell office:value-type="string">
            <text:p>SAADA A.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UFAT Samuel </text:p>
          </table:table-cell>
          <table:table-cell office:value-type="string">
            <text:p>RUFAT S.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OSEMBERG Muriel </text:p>
          </table:table-cell>
          <table:table-cell office:value-type="string">
            <text:p>ROSEMBERG M.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LET Jean-marie </text:p>
          </table:table-cell>
          <table:table-cell office:value-type="string">
            <text:p>ROLLET J.-M.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ROBIC Marie-claire </text:p>
          </table:table-cell>
          <table:table-cell office:value-type="string">
            <text:p>ROBIC M.-C.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IVIÈRE Dominique </text:p>
          </table:table-cell>
          <table:table-cell office:value-type="string">
            <text:p>RIVIÈRE D.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RHEIN Catherine </text:p>
          </table:table-cell>
          <table:table-cell office:value-type="string">
            <text:p>RHEIN C.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EYNAUD Laurence </text:p>
          </table:table-cell>
          <table:table-cell office:value-type="string">
            <text:p>REYNAUD L.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REY COYREHOURCQ Sebastien </text:p>
          </table:table-cell>
          <table:table-cell office:value-type="string">
            <text:p>REY S.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UMAIN Denise </text:p>
          </table:table-cell>
          <table:table-cell office:value-type="string">
            <text:p>PUMAIN D.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RÉVÉLAKIS Georges </text:p>
          </table:table-cell>
          <table:table-cell office:value-type="string">
            <text:p>PRÉVÉLAKIS G.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OUSIN Frédéric </text:p>
          </table:table-cell>
          <table:table-cell office:value-type="string">
            <text:p>POUSIN F.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POTHITAKI Ioanna-vasiliki </text:p>
          </table:table-cell>
          <table:table-cell office:value-type="string">
            <text:p>POTHITAKI I.-V.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LANQUE Géraldine </text:p>
          </table:table-cell>
          <table:table-cell office:value-type="string">
            <text:p>PLANQUE G.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ISTRE Pierre </text:p>
          </table:table-cell>
          <table:table-cell office:value-type="string">
            <text:p>PISTRE P.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PETSIMERIS Petros </text:p>
          </table:table-cell>
          <table:table-cell office:value-type="string">
            <text:p>PETSIMERIS P.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ETIT Sébastien </text:p>
          </table:table-cell>
          <table:table-cell office:value-type="string">
            <text:p>PETIT S.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PERROT-NANI Anne-sophie </text:p>
          </table:table-cell>
          <table:table-cell office:value-type="string">
            <text:p>PERROT-NANI A.-S.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ALSKY Gilles </text:p>
          </table:table-cell>
          <table:table-cell office:value-type="string">
            <text:p>PALSKY G.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AIN Olivier </text:p>
          </table:table-cell>
          <table:table-cell office:value-type="string">
            <text:p>ORAIN O.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EYROUD Michel </text:p>
          </table:table-cell>
          <table:table-cell office:value-type="string">
            <text:p>NEYROUD M.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URAT Joachim </text:p>
          </table:table-cell>
          <table:table-cell office:value-type="string">
            <text:p>MURAT J.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RBOIS Emilie </text:p>
          </table:table-cell>
          <table:table-cell office:value-type="string">
            <text:p>MORBOIS E.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ENDIBIL Didier </text:p>
          </table:table-cell>
          <table:table-cell office:value-type="string">
            <text:p>MENDIBIL D.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THIEU-HUBER Dominique </text:p>
          </table:table-cell>
          <table:table-cell office:value-type="string">
            <text:p>MATHIEU-HUBER D.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ATHIAN Hélène </text:p>
          </table:table-cell>
          <table:table-cell office:value-type="string">
            <text:p>MATHIAN H.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MARROUCHI Saber </text:p>
          </table:table-cell>
          <table:table-cell office:value-type="string">
            <text:p>MARROUCHI S.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ARDIROSSIAN Florence </text:p>
          </table:table-cell>
          <table:table-cell office:value-type="string">
            <text:p>MARDIROSSIAN F.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NCEAU Elodie </text:p>
          </table:table-cell>
          <table:table-cell office:value-type="string">
            <text:p>MANCEAU E.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OUAIL Thomas </text:p>
          </table:table-cell>
          <table:table-cell office:value-type="string">
            <text:p>LOUAIL T.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LIZZI Liliane </text:p>
          </table:table-cell>
          <table:table-cell office:value-type="string">
            <text:p>LIZZI L.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LESECQ Guillaume </text:p>
          </table:table-cell>
          <table:table-cell office:value-type="string">
            <text:p>LESECQ G.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LE TEXIER Marion </text:p>
          </table:table-cell>
          <table:table-cell office:value-type="string">
            <text:p>LE TEXIER M.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LE NEINDRE Charlène </text:p>
          </table:table-cell>
          <table:table-cell office:value-type="string">
            <text:p>LE NEINDRE C.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E NECHET Florent </text:p>
          </table:table-cell>
          <table:table-cell office:value-type="string">
            <text:p>LE NECHET F.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 GOIX Renaud </text:p>
          </table:table-cell>
          <table:table-cell office:value-type="string">
            <text:p>LE GOIX R.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AU-BIGNON Anita </text:p>
          </table:table-cell>
          <table:table-cell office:value-type="string">
            <text:p>LAU-BIGNON A.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LAPORTE Antoine </text:p>
          </table:table-cell>
          <table:table-cell office:value-type="string">
            <text:p>LAPORTE A.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AMBOURDIERE Eric </text:p>
          </table:table-cell>
          <table:table-cell office:value-type="string">
            <text:p>LAMBOURDIERE E.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ABORDE Martine </text:p>
          </table:table-cell>
          <table:table-cell office:value-type="string">
            <text:p>LABORDE M.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ABINAL Guilhem </text:p>
          </table:table-cell>
          <table:table-cell office:value-type="string">
            <text:p>LABINAL G.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KOSMOPOULOS Christine </text:p>
          </table:table-cell>
          <table:table-cell office:value-type="string">
            <text:p>KOSMOPOULOS C.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KAZARIAN Nicolas </text:p>
          </table:table-cell>
          <table:table-cell office:value-type="string">
            <text:p>KAZARIAN N.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HUMAIN-LAMOURE Anne-lise </text:p>
          </table:table-cell>
          <table:table-cell office:value-type="string">
            <text:p>HUMAIN-LAMOURE A.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ALLAIR Gaëlle </text:p>
          </table:table-cell>
          <table:table-cell office:value-type="string">
            <text:p>HALLAIR G.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UERRERO David </text:p>
          </table:table-cell>
          <table:table-cell office:value-type="string">
            <text:p>GUERRERO D.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UÉROIS Marianne </text:p>
          </table:table-cell>
          <table:table-cell office:value-type="string">
            <text:p>GUÉROIS M.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UERIN-PACE France </text:p>
          </table:table-cell>
          <table:table-cell office:value-type="string">
            <text:p>GUERIN-PACE F.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GRATALOUP Christian </text:p>
          </table:table-cell>
          <table:table-cell office:value-type="string">
            <text:p>GRATALOUP C.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GRASLAND Claude </text:p>
          </table:table-cell>
          <table:table-cell office:value-type="string">
            <text:p>GRASLAND C.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GOUYOU-BEAUCHAMPS Margot </text:p>
          </table:table-cell>
          <table:table-cell office:value-type="string">
            <text:p>GOUYOU-BEAUCHAMPS M.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OSME Cyril </text:p>
          </table:table-cell>
          <table:table-cell office:value-type="string">
            <text:p>GOSME C.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ODILLON Sylvanie </text:p>
          </table:table-cell>
          <table:table-cell office:value-type="string">
            <text:p>GODILLON S.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ILLOT Gaëlle </text:p>
          </table:table-cell>
          <table:table-cell office:value-type="string">
            <text:p>GILLOT G.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ÉNEAU de LAMARLIÈRE Isabelle </text:p>
          </table:table-cell>
          <table:table-cell office:value-type="string">
            <text:p>GÉNEAU de LAMARLIÈRE I.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AZULL Laurent </text:p>
          </table:table-cell>
          <table:table-cell office:value-type="string">
            <text:p>GAZULL L.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RETIGNY Jean-baptiste </text:p>
          </table:table-cell>
          <table:table-cell office:value-type="string">
            <text:p>FRETIGNY J.-B.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FRANÇOIS Jean-christophe </text:p>
          </table:table-cell>
          <table:table-cell office:value-type="string">
            <text:p>FRANÇOIS J.-C.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OL Sylvie </text:p>
          </table:table-cell>
          <table:table-cell office:value-type="string">
            <text:p>FOL S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FLEURY Antoine </text:p>
          </table:table-cell>
          <table:table-cell office:value-type="string">
            <text:p>FLEURY A.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string">
            <text:p>FIEGEL 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ERRETTI Federico </text:p>
          </table:table-cell>
          <table:table-cell office:value-type="string">
            <text:p>FERRETTI F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FEN-CHONG Julie </text:p>
          </table:table-cell>
          <table:table-cell office:value-type="string">
            <text:p>FEN-CHONG J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AVARO Jean-marc </text:p>
          </table:table-cell>
          <table:table-cell office:value-type="string">
            <text:p>FAVARO J.-M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ABRE Emmanuel </text:p>
          </table:table-cell>
          <table:table-cell office:value-type="string">
            <text:p>FABRE E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ESTEBANEZ Jean </text:p>
          </table:table-cell>
          <table:table-cell office:value-type="string">
            <text:p>ESTEBANEZ J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DURAND-DASTES François </text:p>
          </table:table-cell>
          <table:table-cell office:value-type="string">
            <text:p>DURAND-DASTES F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DUPUY Gabriel </text:p>
          </table:table-cell>
          <table:table-cell office:value-type="string">
            <text:p>DUPUY G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UCRUET César </text:p>
          </table:table-cell>
          <table:table-cell office:value-type="string">
            <text:p>DUCRUET C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DUCOM Estelle </text:p>
          </table:table-cell>
          <table:table-cell office:value-type="string">
            <text:p>DUCOM 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DUBUC Sylvie </text:p>
          </table:table-cell>
          <table:table-cell office:value-type="string">
            <text:p>DUBUC S.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UBOIS André </text:p>
          </table:table-cell>
          <table:table-cell office:value-type="string">
            <text:p>DUBOIS A.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DOUAY Nicolas </text:p>
          </table:table-cell>
          <table:table-cell office:value-type="string">
            <text:p>DOUAY N.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OBRUSZKES Frédéric </text:p>
          </table:table-cell>
          <table:table-cell office:value-type="string">
            <text:p>DOBRUSZKES F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JAMENT Géraldine </text:p>
          </table:table-cell>
          <table:table-cell office:value-type="string">
            <text:p>DJAMENT G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DEVRIENDT Arthur </text:p>
          </table:table-cell>
          <table:table-cell office:value-type="string">
            <text:p>DEVRIENDT A.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SJARDINS Xavier </text:p>
          </table:table-cell>
          <table:table-cell office:value-type="string">
            <text:p>DESJARDINS X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PREST Florence </text:p>
          </table:table-cell>
          <table:table-cell office:value-type="string">
            <text:p>DEPREST F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LAGE Matthieu </text:p>
          </table:table-cell>
          <table:table-cell office:value-type="string">
            <text:p>DELAGE M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EL PUP Henri </text:p>
          </table:table-cell>
          <table:table-cell office:value-type="string">
            <text:p>DEL PUP H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EGOUT Véronique </text:p>
          </table:table-cell>
          <table:table-cell office:value-type="string">
            <text:p>DEGOUT V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EBARRE Ségolène </text:p>
          </table:table-cell>
          <table:table-cell office:value-type="string">
            <text:p>DEBARRE S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UYALA Sylvain </text:p>
          </table:table-cell>
          <table:table-cell office:value-type="string">
            <text:p>CUYALA S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RULLI Thomas </text:p>
          </table:table-cell>
          <table:table-cell office:value-type="string">
            <text:p>CRULLI T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URONNE-GEARY Lise-marie </text:p>
          </table:table-cell>
          <table:table-cell office:value-type="string">
            <text:p>COURONNE-GEARY L.-M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OMMENGES Hadrien </text:p>
          </table:table-cell>
          <table:table-cell office:value-type="string">
            <text:p>COMMENGES H.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COMIN Marie noelle </text:p>
          </table:table-cell>
          <table:table-cell office:value-type="string">
            <text:p>COMIN M.-N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COLLIGNON Béatrice </text:p>
          </table:table-cell>
          <table:table-cell office:value-type="string">
            <text:p>COLLIGNON B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COLDEFY Magali </text:p>
          </table:table-cell>
          <table:table-cell office:value-type="string">
            <text:p>COLDEFY M.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LERVAL Anne </text:p>
          </table:table-cell>
          <table:table-cell office:value-type="string">
            <text:p>CLERVAL A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LERC Pascal </text:p>
          </table:table-cell>
          <table:table-cell office:value-type="string">
            <text:p>CLERC P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HEVALIER Jean-pierre </text:p>
          </table:table-cell>
          <table:table-cell office:value-type="string">
            <text:p>CHEVALIER J.-P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HARPENTIER Angèle </text:p>
          </table:table-cell>
          <table:table-cell office:value-type="string">
            <text:p>CHARPENTIER A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HAMPIGNY Julien </text:p>
          </table:table-cell>
          <table:table-cell office:value-type="string">
            <text:p>CHAMPIGNY J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ATTAN Nadine </text:p>
          </table:table-cell>
          <table:table-cell office:value-type="string">
            <text:p>CATTAN N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APDEPUY Vincent </text:p>
          </table:table-cell>
          <table:table-cell office:value-type="string">
            <text:p>CAPDEPUY V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ALLEN Delphine </text:p>
          </table:table-cell>
          <table:table-cell office:value-type="string">
            <text:p>CALLEN D.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CALENGE Pierric </text:p>
          </table:table-cell>
          <table:table-cell office:value-type="string">
            <text:p>CALENGE P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UXEDA Cécile </text:p>
          </table:table-cell>
          <table:table-cell office:value-type="string">
            <text:p>BUXEDA C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UHNIK Sophie </text:p>
          </table:table-cell>
          <table:table-cell office:value-type="string">
            <text:p>BUHNIK S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ARD Elodie </text:p>
          </table:table-cell>
          <table:table-cell office:value-type="string">
            <text:p>BUARD 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BRETAGNOLLE Anne </text:p>
          </table:table-cell>
          <table:table-cell office:value-type="string">
            <text:p>BRETAGNOLLE A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BOULOC Caroline </text:p>
          </table:table-cell>
          <table:table-cell office:value-type="string">
            <text:p>BOULOC C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BOULIER Joel </text:p>
          </table:table-cell>
          <table:table-cell office:value-type="string">
            <text:p>BOULIER J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BOUINOT Jean </text:p>
          </table:table-cell>
          <table:table-cell office:value-type="string">
            <text:p>BOUINOT J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BORDIN Patricia </text:p>
          </table:table-cell>
          <table:table-cell office:value-type="string">
            <text:p>BORDIN P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BOMATI Edith </text:p>
          </table:table-cell>
          <table:table-cell office:value-type="string">
            <text:p>BOMATI E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BOICHOT Camille </text:p>
          </table:table-cell>
          <table:table-cell office:value-type="string">
            <text:p>BOICHOT C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BLANCHARD Emilie </text:p>
          </table:table-cell>
          <table:table-cell office:value-type="string">
            <text:p>BLANCHARD E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BLAIS Hélène </text:p>
          </table:table-cell>
          <table:table-cell office:value-type="string">
            <text:p>BLAIS H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BEYER Antoine </text:p>
          </table:table-cell>
          <table:table-cell office:value-type="string">
            <text:p>BEYER A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BESSE Jean-marc </text:p>
          </table:table-cell>
          <table:table-cell office:value-type="string">
            <text:p>BESSE J.-M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BERROIR Sandrine </text:p>
          </table:table-cell>
          <table:table-cell office:value-type="string">
            <text:p>BERROIR S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BEN REBAH Maher </text:p>
          </table:table-cell>
          <table:table-cell office:value-type="string">
            <text:p>BEN REBAH M.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BEAUGUITTE Laurent </text:p>
          </table:table-cell>
          <table:table-cell office:value-type="string">
            <text:p>BEAUGUITTE L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EAUCIRE Francis </text:p>
          </table:table-cell>
          <table:table-cell office:value-type="string">
            <text:p>BEAUCIRE F.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BAYINDIR GOULARAS Gökçe </text:p>
          </table:table-cell>
          <table:table-cell office:value-type="string">
            <text:p>BAYINDIR GOULARAS G.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BAUDET-MICHEL Sophie </text:p>
          </table:table-cell>
          <table:table-cell office:value-type="string">
            <text:p>BAUDET-MICHEL S.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RON Myriam </text:p>
          </table:table-cell>
          <table:table-cell office:value-type="string">
            <text:p>BARON M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BANOS Arnaud </text:p>
          </table:table-cell>
          <table:table-cell office:value-type="string">
            <text:p>BANOS A.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BAHOKEN Francoise </text:p>
          </table:table-cell>
          <table:table-cell office:value-type="string">
            <text:p>BAHOKEN F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NDRE Evelyne </text:p>
          </table:table-cell>
          <table:table-cell office:value-type="string">
            <text:p>ANDRE E.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LBECKER Marie-Fleur </text:p>
          </table:table-cell>
          <table:table-cell office:value-type="string">
            <text:p>ALBECKER M.-F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AMARA Mohamed </text:p>
          </table:table-cell>
          <table:table-cell office:value-type="string">
            <text:p>AMARA M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NDRIEUX François </text:p>
          </table:table-cell>
          <table:table-cell office:value-type="string">
            <text:p>ANDRIEUX F.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BAKBASA Ceyda </text:p>
          </table:table-cell>
          <table:table-cell office:value-type="string">
            <text:p>BAKBASA C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BAUDINAULT Alexandra </text:p>
          </table:table-cell>
          <table:table-cell office:value-type="string">
            <text:p>BAUDINAULT A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BÉNARD François </text:p>
          </table:table-cell>
          <table:table-cell office:value-type="string">
            <text:p>BÉNARD F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AKANLAR Yasemin </text:p>
          </table:table-cell>
          <table:table-cell office:value-type="string">
            <text:p>CAKANLAR Y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CASANAS-CARBALLIDO Jaime </text:p>
          </table:table-cell>
          <table:table-cell office:value-type="string">
            <text:p>CASANAS-CARBALLIDO J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HAMP Aurélie </text:p>
          </table:table-cell>
          <table:table-cell office:value-type="string">
            <text:p>CHAMP A.</text:p>
          </table:table-cell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CHASSAGNE Phillippe </text:p>
          </table:table-cell>
          <table:table-cell office:value-type="string">
            <text:p>CHASSAGNE P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DHÉE Francis </text:p>
          </table:table-cell>
          <table:table-cell office:value-type="string">
            <text:p>DHÉE F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ERVELLE Mathieu </text:p>
          </table:table-cell>
          <table:table-cell office:value-type="string">
            <text:p>DREVELLE M.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DUTEL Floriane </text:p>
          </table:table-cell>
          <table:table-cell office:value-type="string">
            <text:p>DUTEL F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GAGNIÈRE Vincent </text:p>
          </table:table-cell>
          <table:table-cell office:value-type="string">
            <text:p>GAGNIÈRE V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JAMAULT Clémence </text:p>
          </table:table-cell>
          <table:table-cell office:value-type="string">
            <text:p>JAMAULT C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LAOT Benjamin </text:p>
          </table:table-cell>
          <table:table-cell office:value-type="string">
            <text:p>LAOT B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AZAR Mehdi </text:p>
          </table:table-cell>
          <table:table-cell office:value-type="string">
            <text:p>LAZAR M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LEININGER-FREZAL Caroline </text:p>
          </table:table-cell>
          <table:table-cell office:value-type="string">
            <text:p>LEININGER-FREZAL C.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LESTEVEN Gaële </text:p>
          </table:table-cell>
          <table:table-cell office:value-type="string">
            <text:p>LESTEVEN G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ULAT Juliette </text:p>
          </table:table-cell>
          <table:table-cell office:value-type="string">
            <text:p>MAULAT J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HDI Amin </text:p>
          </table:table-cell>
          <table:table-cell office:value-type="string">
            <text:p>MEHDI A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INSTER Clotilde </text:p>
          </table:table-cell>
          <table:table-cell office:value-type="string">
            <text:p>MINSTER C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GUIA KAHMA Wendy </text:p>
          </table:table-cell>
          <table:table-cell office:value-type="string">
            <text:p>NGUIA KAHMA W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ERSYN Nicolas </text:p>
          </table:table-cell>
          <table:table-cell office:value-type="string">
            <text:p>PERSYN N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LEVEN Bertrand </text:p>
          </table:table-cell>
          <table:table-cell office:value-type="string">
            <text:p>PLEVEN B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LEVRIS Konstantinos </text:p>
          </table:table-cell>
          <table:table-cell office:value-type="string">
            <text:p>PLEVRIS K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AAD Lina </text:p>
          </table:table-cell>
          <table:table-cell office:value-type="string">
            <text:p>RAAD L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EMY Sylvain </text:p>
          </table:table-cell>
          <table:table-cell office:value-type="string">
            <text:p>REMY S.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AARELA Svetlana </text:p>
          </table:table-cell>
          <table:table-cell office:value-type="string">
            <text:p>SAARELA S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PIRI Jean </text:p>
          </table:table-cell>
          <table:table-cell office:value-type="string">
            <text:p>SPIRI J.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ROUDE Alexis </text:p>
          </table:table-cell>
          <table:table-cell office:value-type="string">
            <text:p>TROUDE A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VALLEE Julie </text:p>
          </table:table-cell>
          <table:table-cell office:value-type="string">
            <text:p>VALLÉE J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ANNIER Clémence </text:p>
          </table:table-cell>
          <table:table-cell office:value-type="string">
            <text:p>VANNIER C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VIEILLARD-BARON Elsa </text:p>
          </table:table-cell>
          <table:table-cell office:value-type="string">
            <text:p>VIEILLARD-BARON E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VERON Ophélie </text:p>
          </table:table-cell>
          <table:table-cell office:value-type="string">
            <text:p>VERON O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string">
            <text:p>VILA-VÁZQUEZ José Ignacio</text:p>
          </table:table-cell>
          <table:table-cell office:value-type="string">
            <text:p>VILA-VÁZQUEZ J.-I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WATEL Renaud </text:p>
          </table:table-cell>
          <table:table-cell office:value-type="string">
            <text:p>WATEL R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BLIDON Marianne </text:p>
          </table:table-cell>
          <table:table-cell office:value-type="string">
            <text:p>BLIDON M.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SWERTS Elfie </text:p>
          </table:table-cell>
          <table:table-cell office:value-type="string">
            <text:p>SWERTS E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BARLES Sabine </text:p>
          </table:table-cell>
          <table:table-cell office:value-type="string">
            <text:p>BARLES S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QUEVA Christophe </text:p>
          </table:table-cell>
          <table:table-cell office:value-type="string">
            <text:p>QUEVA C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BAFFI Solène </text:p>
          </table:table-cell>
          <table:table-cell office:value-type="string">
            <text:p>BAFFI S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BOULARAN Zoé </text:p>
          </table:table-cell>
          <table:table-cell office:value-type="string">
            <text:p>BOULARAN Z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APUTO Maria Luisa </text:p>
          </table:table-cell>
          <table:table-cell office:value-type="string">
            <text:p>CAPUTO M.-L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TTINEAU Clémentine <text:s text:c="4"/></text:p>
          </table:table-cell>
          <table:table-cell office:value-type="string">
            <text:p>COTTINEAU C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IGNAZZI Cosmo Antonio </text:p>
          </table:table-cell>
          <table:table-cell office:value-type="string">
            <text:p>IGNAZZI COSMO A.</text:p>
          </table:table-cell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LIU Chun Ya </text:p>
          </table:table-cell>
          <table:table-cell office:value-type="string">
            <text:p>LIU CHUN Y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OUREILLE Etienne </text:p>
          </table:table-cell>
          <table:table-cell office:value-type="string">
            <text:p>TOUREILLE E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RUN Geoffrey <text:s text:c="4"/></text:p>
          </table:table-cell>
          <table:table-cell office:value-type="string">
            <text:p>BRUN G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OQUELLE Julia <text:s text:c="2"/></text:p>
          </table:table-cell>
          <table:table-cell office:value-type="string">
            <text:p>COQUELLE J.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ESKANDER Amin <text:s text:c="2"/></text:p>
          </table:table-cell>
          <table:table-cell office:value-type="string">
            <text:p>ESKANDER A.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OLMEDO Elise </text:p>
          </table:table-cell>
          <table:table-cell office:value-type="string">
            <text:p>OLMEDO E.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ITRON Paul <text:s text:c="2"/></text:p>
          </table:table-cell>
          <table:table-cell office:value-type="string">
            <text:p>CITRON P.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FROUILLOU Leïla <text:s text:c="4"/></text:p>
          </table:table-cell>
          <table:table-cell office:value-type="string">
            <text:p>FROUILLOU L.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GEORGEAULT Laurent </text:p>
          </table:table-cell>
          <table:table-cell office:value-type="string">
            <text:p>GEORGEAULT L.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BOGNON Sabine </text:p>
          </table:table-cell>
          <table:table-cell office:value-type="string">
            <text:p>BOGNON S.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KANELLOPOULOU Dimitra </text:p>
          </table:table-cell>
          <table:table-cell office:value-type="string">
            <text:p>KANELLOPOULOU D.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NTRAN Murielle </text:p>
          </table:table-cell>
          <table:table-cell office:value-type="string">
            <text:p>MANTRAN M.</text:p>
          </table:table-cell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KIM Eunhye </text:p>
          </table:table-cell>
          <table:table-cell office:value-type="string">
            <text:p>KIM E.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RTY Pauline </text:p>
          </table:table-cell>
          <table:table-cell office:value-type="string">
            <text:p>MARTY P.</text:p>
          </table:table-cell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FAKHARIAN GHOM Behrang </text:p>
          </table:table-cell>
          <table:table-cell office:value-type="string">
            <text:p>FAKHARIAN GHOM B.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IVAK Henry </text:p>
          </table:table-cell>
          <table:table-cell office:value-type="string">
            <text:p>SIVAK H.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BROOMBERG Joachim </text:p>
          </table:table-cell>
          <table:table-cell office:value-type="string">
            <text:p>BROOMBERG J.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ERNET Alexis </text:p>
          </table:table-cell>
          <table:table-cell office:value-type="string">
            <text:p>PERNET A.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IMOES Luisa </text:p>
          </table:table-cell>
          <table:table-cell office:value-type="string">
            <text:p>SIMOES L.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BRES Antoine</text:p>
          </table:table-cell>
          <table:table-cell office:value-type="string">
            <text:p>BRES A.</text:p>
          </table:table-cell>
        </table:table-row>
        <table:table-row table:style-name="ro1">
          <table:table-cell table:style-name="ce3" office:value-type="float" office:value="309">
            <text:p>309</text:p>
          </table:table-cell>
          <table:table-cell table:style-name="ce3" office:value-type="string">
            <text:p>MANTRAN Murielle </text:p>
          </table:table-cell>
          <table:table-cell table:style-name="ce8" office:value-type="string">
            <text:p>MANTRAN M.</text:p>
          </table:table-cell>
        </table:table-row>
        <table:table-row table:style-name="ro1">
          <table:table-cell table:style-name="ce3" office:value-type="float" office:value="311">
            <text:p>311</text:p>
          </table:table-cell>
          <table:table-cell table:style-name="ce3" office:value-type="string">
            <text:p>AVELINE Natacha </text:p>
            <draw:custom-shape table:end-cell-address="data.B215" table:end-x="0.187cm" table:end-y="0.227cm" draw:z-index="0" draw:name="AutoShape 2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" draw:name="AutoShape 5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" draw:name="AutoShape 8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3" draw:name="AutoShape 11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4" draw:name="AutoShape 14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5" draw:name="AutoShape 17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6" draw:name="AutoShape 20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7" draw:name="AutoShape 23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8" draw:name="AutoShape 26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9" draw:name="AutoShape 29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0" draw:name="AutoShape 32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1" draw:name="AutoShape 35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2" draw:name="AutoShape 38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3" draw:name="AutoShape 41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4" draw:name="AutoShape 44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5" draw:name="AutoShape 47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6" draw:name="AutoShape 50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7" draw:name="AutoShape 53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8" draw:name="AutoShape 56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19" draw:name="AutoShape 59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0" draw:name="AutoShape 62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1" draw:name="AutoShape 65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2" draw:name="AutoShape 68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3" draw:name="AutoShape 71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4" draw:name="AutoShape 74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5" draw:name="AutoShape 77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6" draw:name="AutoShape 80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  <draw:custom-shape table:end-cell-address="data.B215" table:end-x="0.187cm" table:end-y="0.227cm" draw:z-index="27" draw:name="AutoShape 83" draw:style-name="gr1" draw:text-style-name="P1" svg:width="0.159cm" svg:height="0.473cm" svg:x="0.028cm" svg:y="0.21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AVELINE-DUBACH N.</text:p>
          </table:table-cell>
        </table:table-row>
        <table:table-row table:style-name="ro1">
          <table:table-cell table:style-name="ce3" office:value-type="float" office:value="320">
            <text:p>320</text:p>
          </table:table-cell>
          <table:table-cell table:style-name="ce3" office:value-type="string">
            <text:p>BAUDRY Sarah Lilia </text:p>
          </table:table-cell>
          <table:table-cell table:style-name="ce8" office:value-type="string">
            <text:p>BAUDRY S.</text:p>
          </table:table-cell>
        </table:table-row>
        <table:table-row table:style-name="ro1">
          <table:table-cell table:style-name="ce3" office:value-type="float" office:value="321">
            <text:p>321</text:p>
          </table:table-cell>
          <table:table-cell table:style-name="ce3" office:value-type="string">
            <text:p>BERNADOU Dorian </text:p>
          </table:table-cell>
          <table:table-cell table:style-name="ce8" office:value-type="string">
            <text:p>BERNADOU D.</text:p>
          </table:table-cell>
        </table:table-row>
        <table:table-row table:style-name="ro1">
          <table:table-cell table:style-name="ce3" office:value-type="float" office:value="322">
            <text:p>322</text:p>
          </table:table-cell>
          <table:table-cell table:style-name="ce3" office:value-type="string">
            <text:p>CHALONGE Ludovic </text:p>
          </table:table-cell>
          <table:table-cell table:style-name="ce8" office:value-type="string">
            <text:p>CHALONGE L.</text:p>
          </table:table-cell>
        </table:table-row>
        <table:table-row table:style-name="ro1">
          <table:table-cell table:style-name="ce3" office:value-type="float" office:value="323">
            <text:p>323</text:p>
          </table:table-cell>
          <table:table-cell table:style-name="ce3" office:value-type="string">
            <text:p>CURA Robin </text:p>
          </table:table-cell>
          <table:table-cell table:style-name="ce8" office:value-type="string">
            <text:p>CURA R.</text:p>
          </table:table-cell>
        </table:table-row>
        <table:table-row table:style-name="ro1">
          <table:table-cell table:style-name="ce3" office:value-type="float" office:value="324">
            <text:p>324</text:p>
          </table:table-cell>
          <table:table-cell table:style-name="ce3" office:value-type="string">
            <text:p>DEBRIE Jean </text:p>
          </table:table-cell>
          <table:table-cell table:style-name="ce8" office:value-type="string">
            <text:p>DEBRIE J.</text:p>
          </table:table-cell>
        </table:table-row>
        <table:table-row table:style-name="ro1">
          <table:table-cell table:style-name="ce3" office:value-type="float" office:value="325">
            <text:p>325</text:p>
          </table:table-cell>
          <table:table-cell table:style-name="ce3" office:value-type="string">
            <text:p>DELAVILLE Damien </text:p>
          </table:table-cell>
          <table:table-cell table:style-name="ce8" office:value-type="string">
            <text:p>DELAVILLE D.</text:p>
          </table:table-cell>
        </table:table-row>
        <table:table-row table:style-name="ro1">
          <table:table-cell table:style-name="ce3" office:value-type="float" office:value="326">
            <text:p>326</text:p>
          </table:table-cell>
          <table:table-cell table:style-name="ce3" office:value-type="string">
            <text:p>DENIS Eric </text:p>
          </table:table-cell>
          <table:table-cell table:style-name="ce8" office:value-type="string">
            <text:p>DENIS E.</text:p>
          </table:table-cell>
        </table:table-row>
        <table:table-row table:style-name="ro1">
          <table:table-cell table:style-name="ce3" office:value-type="float" office:value="327">
            <text:p>327</text:p>
          </table:table-cell>
          <table:table-cell table:style-name="ce3" office:value-type="string">
            <text:p>DESCLAUX-SALACHAS Jasmine </text:p>
          </table:table-cell>
          <table:table-cell table:style-name="ce8" office:value-type="string">
            <text:p>DESCLAUX-SALACHAS J.</text:p>
          </table:table-cell>
        </table:table-row>
        <table:table-row table:style-name="ro1">
          <table:table-cell table:style-name="ce3" office:value-type="float" office:value="328">
            <text:p>328</text:p>
          </table:table-cell>
          <table:table-cell table:style-name="ce3" office:value-type="string">
            <text:p>DOS SANTOS-SUTTON Sonia </text:p>
          </table:table-cell>
          <table:table-cell table:style-name="ce8" office:value-type="string">
            <text:p>DOS S.</text:p>
          </table:table-cell>
        </table:table-row>
        <table:table-row table:style-name="ro1">
          <table:table-cell table:style-name="ce3" office:value-type="float" office:value="329">
            <text:p>329</text:p>
          </table:table-cell>
          <table:table-cell table:style-name="ce3" office:value-type="string">
            <text:p>DUBOS-PAILLARD Edwige </text:p>
          </table:table-cell>
          <table:table-cell table:style-name="ce8" office:value-type="string">
            <text:p>DUBOS-PAILLARD E.</text:p>
          </table:table-cell>
        </table:table-row>
        <table:table-row table:style-name="ro1">
          <table:table-cell table:style-name="ce3" office:value-type="float" office:value="330">
            <text:p>330</text:p>
          </table:table-cell>
          <table:table-cell table:style-name="ce3" office:value-type="string">
            <text:p>DUROUDIER Sylvestre </text:p>
          </table:table-cell>
          <table:table-cell table:style-name="ce8" office:value-type="string">
            <text:p>DUROUDIER S.</text:p>
          </table:table-cell>
        </table:table-row>
        <table:table-row table:style-name="ro1">
          <table:table-cell table:style-name="ce3" office:value-type="float" office:value="331">
            <text:p>331</text:p>
          </table:table-cell>
          <table:table-cell table:style-name="ce3" office:value-type="string">
            <text:p>FINANCE Olivier </text:p>
          </table:table-cell>
          <table:table-cell table:style-name="ce8" office:value-type="string">
            <text:p>FINANCE O.</text:p>
          </table:table-cell>
        </table:table-row>
        <table:table-row table:style-name="ro1">
          <table:table-cell table:style-name="ce3" office:value-type="float" office:value="332">
            <text:p>332</text:p>
          </table:table-cell>
          <table:table-cell table:style-name="ce3" office:value-type="string">
            <text:p>GAUJAL Sophie </text:p>
          </table:table-cell>
          <table:table-cell table:style-name="ce8" office:value-type="string">
            <text:p>GAUJAL S.</text:p>
          </table:table-cell>
        </table:table-row>
        <table:table-row table:style-name="ro2">
          <table:table-cell table:style-name="ce3" office:value-type="float" office:value="333">
            <text:p>333</text:p>
          </table:table-cell>
          <table:table-cell table:style-name="ce3" office:value-type="string">
            <text:p>GEORGIKOPOULOS Ioannis </text:p>
          </table:table-cell>
          <table:table-cell table:style-name="ce8" office:value-type="string">
            <text:p>GEORGIKOPOULOS I.</text:p>
          </table:table-cell>
        </table:table-row>
        <table:table-row table:style-name="ro1">
          <table:table-cell table:style-name="ce3" office:value-type="float" office:value="334">
            <text:p>334</text:p>
          </table:table-cell>
          <table:table-cell table:style-name="ce3" office:value-type="string">
            <text:p>GIMAT Matthieu </text:p>
          </table:table-cell>
          <table:table-cell table:style-name="ce8" office:value-type="string">
            <text:p>GIMAT M.</text:p>
          </table:table-cell>
        </table:table-row>
        <table:table-row table:style-name="ro1">
          <table:table-cell table:style-name="ce3" office:value-type="float" office:value="335">
            <text:p>335</text:p>
          </table:table-cell>
          <table:table-cell table:style-name="ce3" office:value-type="string">
            <text:p>GIRAUD Alexandre </text:p>
          </table:table-cell>
          <table:table-cell table:style-name="ce8" office:value-type="string">
            <text:p>GIRAUD A.</text:p>
          </table:table-cell>
        </table:table-row>
        <table:table-row table:style-name="ro1">
          <table:table-cell table:style-name="ce3" office:value-type="float" office:value="336">
            <text:p>336</text:p>
          </table:table-cell>
          <table:table-cell table:style-name="ce3" office:value-type="string">
            <text:p>GRAVIER Julie </text:p>
          </table:table-cell>
          <table:table-cell table:style-name="ce8" office:value-type="string">
            <text:p>GRAVIER J.</text:p>
          </table:table-cell>
        </table:table-row>
        <table:table-row table:style-name="ro1">
          <table:table-cell table:style-name="ce3" office:value-type="float" office:value="337">
            <text:p>337</text:p>
          </table:table-cell>
          <table:table-cell table:style-name="ce3" office:value-type="string">
            <text:p>GUÉRIN Anne-lise </text:p>
          </table:table-cell>
          <table:table-cell table:style-name="ce8" office:value-type="string">
            <text:p>GUÉRIN A.</text:p>
          </table:table-cell>
        </table:table-row>
        <table:table-row table:style-name="ro1">
          <table:table-cell table:style-name="ce3" office:value-type="float" office:value="338">
            <text:p>338</text:p>
          </table:table-cell>
          <table:table-cell table:style-name="ce3" office:value-type="string">
            <text:p>KAHN Sylvain </text:p>
          </table:table-cell>
          <table:table-cell table:style-name="ce8" office:value-type="string">
            <text:p>KAHN S.</text:p>
          </table:table-cell>
        </table:table-row>
        <table:table-row table:style-name="ro1">
          <table:table-cell table:style-name="ce3" office:value-type="float" office:value="339">
            <text:p>339</text:p>
          </table:table-cell>
          <table:table-cell table:style-name="ce3" office:value-type="string">
            <text:p>LAMBERT Alexandre </text:p>
          </table:table-cell>
          <table:table-cell table:style-name="ce8" office:value-type="string">
            <text:p>LAMBERT A.</text:p>
          </table:table-cell>
        </table:table-row>
        <table:table-row table:style-name="ro1">
          <table:table-cell table:style-name="ce3" office:value-type="float" office:value="340">
            <text:p>340</text:p>
          </table:table-cell>
          <table:table-cell table:style-name="ce3" office:value-type="string">
            <text:p>LAMENIE Brice </text:p>
          </table:table-cell>
          <table:table-cell table:style-name="ce8" office:value-type="string">
            <text:p>LAMENIE B.</text:p>
          </table:table-cell>
        </table:table-row>
        <table:table-row table:style-name="ro1">
          <table:table-cell table:style-name="ce3" office:value-type="float" office:value="341">
            <text:p>341</text:p>
          </table:table-cell>
          <table:table-cell table:style-name="ce3" office:value-type="string">
            <text:p>LANGAR Ali </text:p>
          </table:table-cell>
          <table:table-cell table:style-name="ce8" office:value-type="string">
            <text:p>LANGAR A.</text:p>
          </table:table-cell>
        </table:table-row>
        <table:table-row table:style-name="ro1">
          <table:table-cell table:style-name="ce4" office:value-type="float" office:value="342">
            <text:p>342</text:p>
          </table:table-cell>
          <table:table-cell table:style-name="ce4" office:value-type="string">
            <text:p>LE BIGOT Brenda </text:p>
          </table:table-cell>
          <table:table-cell table:style-name="ce4" office:value-type="string">
            <text:p>LE BIGOT B.</text:p>
          </table:table-cell>
        </table:table-row>
        <table:table-row table:style-name="ro1">
          <table:table-cell table:style-name="ce4" office:value-type="float" office:value="343">
            <text:p>343</text:p>
          </table:table-cell>
          <table:table-cell table:style-name="ce4" office:value-type="string">
            <text:p>LE CORRE Thibault </text:p>
          </table:table-cell>
          <table:table-cell table:style-name="ce4" office:value-type="string">
            <text:p>LE CORRE T.</text:p>
          </table:table-cell>
        </table:table-row>
        <table:table-row table:style-name="ro1">
          <table:table-cell table:style-name="ce3" office:value-type="float" office:value="344">
            <text:p>344</text:p>
          </table:table-cell>
          <table:table-cell table:style-name="ce3" office:value-type="string">
            <text:p>LEHEC Elisabeth </text:p>
          </table:table-cell>
          <table:table-cell table:style-name="ce8" office:value-type="string">
            <text:p>LEHEC E.</text:p>
          </table:table-cell>
        </table:table-row>
        <table:table-row table:style-name="ro1">
          <table:table-cell table:style-name="ce3" office:value-type="float" office:value="345">
            <text:p>345</text:p>
          </table:table-cell>
          <table:table-cell table:style-name="ce3" office:value-type="string">
            <text:p>LEPESANT Gilles </text:p>
          </table:table-cell>
          <table:table-cell table:style-name="ce8" office:value-type="string">
            <text:p>LEPESANT G.</text:p>
          </table:table-cell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3" office:value-type="string">
            <text:p>LOPEZ GUTIERREZ Paulina Iliana </text:p>
          </table:table-cell>
          <table:table-cell table:style-name="ce8" office:value-type="string">
            <text:p>LOPEZ P.</text:p>
          </table:table-cell>
        </table:table-row>
        <table:table-row table:style-name="ro1">
          <table:table-cell table:style-name="ce3" office:value-type="float" office:value="347">
            <text:p>347</text:p>
          </table:table-cell>
          <table:table-cell table:style-name="ce3" office:value-type="string">
            <text:p>MAGNAN Marion </text:p>
          </table:table-cell>
          <table:table-cell table:style-name="ce8" office:value-type="string">
            <text:p>MAGNAN M.</text:p>
          </table:table-cell>
        </table:table-row>
        <table:table-row table:style-name="ro1">
          <table:table-cell table:style-name="ce3" office:value-type="float" office:value="348">
            <text:p>348</text:p>
          </table:table-cell>
          <table:table-cell table:style-name="ce3" office:value-type="string">
            <text:p>MALNAR Daniella </text:p>
          </table:table-cell>
          <table:table-cell table:style-name="ce8" office:value-type="string">
            <text:p>MALNAR D.</text:p>
          </table:table-cell>
        </table:table-row>
        <table:table-row table:style-name="ro1">
          <table:table-cell table:style-name="ce3" office:value-type="float" office:value="349">
            <text:p>349</text:p>
          </table:table-cell>
          <table:table-cell table:style-name="ce3" office:value-type="string">
            <text:p>NAHASSIA Lucie </text:p>
          </table:table-cell>
          <table:table-cell table:style-name="ce8" office:value-type="string">
            <text:p>NAHASSIA L.</text:p>
          </table:table-cell>
        </table:table-row>
        <table:table-row table:style-name="ro1">
          <table:table-cell table:style-name="ce3" office:value-type="float" office:value="350">
            <text:p>350</text:p>
          </table:table-cell>
          <table:table-cell table:style-name="ce3" office:value-type="string">
            <text:p>PATTE Marion </text:p>
          </table:table-cell>
          <table:table-cell table:style-name="ce8" office:value-type="string">
            <text:p>PATTE M.</text:p>
          </table:table-cell>
        </table:table-row>
        <table:table-row table:style-name="ro1">
          <table:table-cell table:style-name="ce3" office:value-type="float" office:value="351">
            <text:p>351</text:p>
          </table:table-cell>
          <table:table-cell table:style-name="ce3" office:value-type="string">
            <text:p>SIMON Dylan </text:p>
          </table:table-cell>
          <table:table-cell table:style-name="ce8" office:value-type="string">
            <text:p>SIMON D.</text:p>
          </table:table-cell>
        </table:table-row>
        <table:table-row table:style-name="ro2">
          <table:table-cell table:style-name="ce3" office:value-type="float" office:value="352">
            <text:p>352</text:p>
          </table:table-cell>
          <table:table-cell table:style-name="ce3" office:value-type="string">
            <text:p>SKOUFOGLOU Emmanuail </text:p>
          </table:table-cell>
          <table:table-cell table:style-name="ce8" office:value-type="string">
            <text:p>SKOUFOGLOU E.</text:p>
          </table:table-cell>
        </table:table-row>
        <table:table-row table:style-name="ro1">
          <table:table-cell table:style-name="ce3" office:value-type="float" office:value="353">
            <text:p>353</text:p>
          </table:table-cell>
          <table:table-cell table:style-name="ce3" office:value-type="string">
            <text:p>PIERRE-MAGNANI Céline </text:p>
          </table:table-cell>
          <table:table-cell table:style-name="ce8" office:value-type="string">
            <text:p>PIERRE-MAGNANI C.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QUEYROI François</text:p>
          </table:table-cell>
          <table:table-cell office:value-type="string">
            <text:p>QUEYROI F.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THEBAULT Emma</text:p>
          </table:table-cell>
          <table:table-cell office:value-type="string">
            <text:p>THEBAULT E.</text:p>
          </table:table-cell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VIANA CERQUEIRA Eugênia</text:p>
          </table:table-cell>
          <table:table-cell office:value-type="string">
            <text:p>VIANA CERQUEIRA E.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VON HIRSCHHAUSEN Béatrice</text:p>
          </table:table-cell>
          <table:table-cell table:style-name="ce8" office:value-type="string">
            <text:p>HIRSCHHAUSEN B. von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ICHON Matthieu</text:p>
          </table:table-cell>
          <table:table-cell office:value-type="string">
            <text:p>PICHON M.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GOMES Eduardo</text:p>
          </table:table-cell>
          <table:table-cell office:value-type="string">
            <text:p>GOMES E.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INNO Maïa</text:p>
          </table:table-cell>
          <table:table-cell office:value-type="string">
            <text:p>SINNO M.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ABBITA Julia</text:p>
          </table:table-cell>
          <table:table-cell office:value-type="string">
            <text:p>TABBITA J.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KOSOWSKA-STAMIROWSKA Zuzanna</text:p>
          </table:table-cell>
          <table:table-cell office:value-type="string">
            <text:p>KOSOWSKA-STAMIROWSKA Z.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AIMBAULT Juste</text:p>
          </table:table-cell>
          <table:table-cell office:value-type="string">
            <text:p>RAIMBAULT J.</text:p>
          </table:table-cell>
        </table:table-row>
        <table:table-row table:style-name="ro2">
          <table:table-cell table:style-name="ce5" office:value-type="float" office:value="393">
            <text:p>393</text:p>
          </table:table-cell>
          <table:table-cell table:style-name="ce5" office:value-type="string">
            <text:p>ZDANOWSKA Natalia</text:p>
          </table:table-cell>
          <table:table-cell office:value-type="string">
            <text:p>ZDANOWSKA N.</text:p>
          </table:table-cell>
        </table:table-row>
        <table:table-row table:style-name="ro2">
          <table:table-cell table:style-name="ce5" office:value-type="float" office:value="400">
            <text:p>400</text:p>
            <draw:frame table:end-cell-address="data.A261" table:end-x="0.176cm" table:end-y="0.004cm" draw:z-index="28" draw:name="Image 58" draw:style-name="gr2" draw:text-style-name="P2" svg:width="0.044cm" svg:height="0.121cm" svg:x="0.132cm" svg:y="0.407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data.A261" table:end-x="0.176cm" table:end-y="0.004cm" draw:z-index="29" draw:name="Image 59" draw:style-name="gr2" draw:text-style-name="P2" svg:width="0.044cm" svg:height="0.121cm" svg:x="0.132cm" svg:y="0.407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data.A261" table:end-x="0.176cm" table:end-y="0.004cm" draw:z-index="30" draw:name="Image 60" draw:style-name="gr2" draw:text-style-name="P2" svg:width="0.044cm" svg:height="0.121cm" svg:x="0.132cm" svg:y="0.407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data.A262" table:end-x="1.338cm" table:end-y="0.183cm" draw:z-index="31" draw:name="Picture 1" draw:style-name="gr3" draw:text-style-name="P3" svg:width="1.206cm" svg:height="0.823cm" svg:x="0.132cm" svg:y="0.407cm">
              <draw:image xlink:href="Pictures/200000100000018E000001A68C111B1B.wmf" xlink:type="simple" xlink:show="embed" xlink:actuate="onLoad">
                <text:p/>
              </draw:image>
            </draw:frame>
          </table:table-cell>
          <table:table-cell table:style-name="ce5" office:value-type="string">
            <text:p>VERHAEGHE Laetitia</text:p>
          </table:table-cell>
          <table:table-cell office:value-type="string">
            <text:p>VERHAEGHE L.</text:p>
          </table:table-cell>
        </table:table-row>
        <table:table-row table:style-name="ro2">
          <table:table-cell table:style-name="ce5" office:value-type="float" office:value="398">
            <text:p>398</text:p>
          </table:table-cell>
          <table:table-cell table:style-name="ce5" office:value-type="string">
            <text:p>TELLE Olivier</text:p>
          </table:table-cell>
          <table:table-cell office:value-type="string">
            <text:p>TELLE O.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LECLAIRE Mathieu</text:p>
          </table:table-cell>
          <table:table-cell office:value-type="string">
            <text:p>LECLAIRE M.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UILLON Romain</text:p>
          </table:table-cell>
          <table:table-cell office:value-type="string">
            <text:p>REUILLON R.</text:p>
          </table:table-cell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HACHI Ryma</text:p>
          </table:table-cell>
          <table:table-cell office:value-type="string">
            <text:p>HACHI R.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LATTARD Odile</text:p>
          </table:table-cell>
          <table:table-cell office:value-type="string">
            <text:p>PLATTARD O.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OTT Anne-Cécile</text:p>
          </table:table-cell>
          <table:table-cell office:value-type="string">
            <text:p>OTT A.-C.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DUBREUIL Anaïs</text:p>
          </table:table-cell>
          <table:table-cell office:value-type="string">
            <text:p>DUBREUIL A.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NUSSBAUM Florence</text:p>
          </table:table-cell>
          <table:table-cell office:value-type="string">
            <text:p>NUSSBAUM F.</text:p>
          </table:table-cell>
        </table:table-row>
        <table:named-expressions/>
      </table:table>
      <table:table table:name="motclef_Annee" table:style-name="ta2" table:print="false">
        <office:forms form:automatic-focus="false" form:apply-design-mode="false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5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2" office:value-type="string">
            <text:p>010. Année - id_groupe = 7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number-columns-repeated="1016"/>
        </table:table-row>
        <table:table-row table:style-name="ro1">
          <table:table-cell table:style-name="ce2" office:value-type="float" office:value="397">
            <text:p>397</text:p>
          </table:table-cell>
          <table:table-cell table:style-name="ce2" office:value-type="string">
            <text:p>053. 2017</text:p>
          </table:table-cell>
          <table:table-cell table:style-name="ce2" office:value-type="float" office:value="2017">
            <text:p>2017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</text:p>
          </table:table-cell>
          <table:table-cell table:style-name="ce2" office:value-type="string">
            <text:p>NULL</text:p>
          </table:table-cell>
          <table:table-cell table:style-name="ce10" office:value-type="date" office:date-value="2016-07-27T11:18:24">
            <text:p>27/07/2016 11:18</text:p>
          </table:table-cell>
          <table:table-cell table:number-columns-repeated="1016"/>
        </table:table-row>
        <table:table-row table:style-name="ro1">
          <table:table-cell table:style-name="ce2" office:value-type="float" office:value="383">
            <text:p>383</text:p>
          </table:table-cell>
          <table:table-cell table:style-name="ce2" office:value-type="string">
            <text:p>054. 2016</text:p>
          </table:table-cell>
          <table:table-cell table:style-name="ce2" office:value-type="float" office:value="2016">
            <text:p>2016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</text:p>
          </table:table-cell>
          <table:table-cell table:style-name="ce2" office:value-type="string">
            <text:p>NULL</text:p>
          </table:table-cell>
          <table:table-cell table:style-name="ce11" office:value-type="date" office:date-value="2015-11-04T13:02:42">
            <text:p>04/11/2015 13:02</text:p>
          </table:table-cell>
          <table:table-cell table:number-columns-repeated="1016"/>
        </table:table-row>
        <table:table-row table:style-name="ro1">
          <table:table-cell table:style-name="ce2" office:value-type="float" office:value="380">
            <text:p>380</text:p>
          </table:table-cell>
          <table:table-cell table:style-name="ce2" office:value-type="string">
            <text:p>055. 2015</text:p>
          </table:table-cell>
          <table:table-cell table:style-name="ce2" office:value-type="float" office:value="2015">
            <text:p>2015</text:p>
          </table:table-cell>
          <table:table-cell table:style-name="ce2"/>
          <table:table-cell office:value-type="float" office:value="7">
            <text:p>7</text:p>
          </table:table-cell>
          <table:table-cell office:value-type="string">
            <text:p>010. &lt;multi&gt;[fr]Année[en]Year&lt;/multi&gt;</text:p>
          </table:table-cell>
          <table:table-cell office:value-type="string">
            <text:p>NULL</text:p>
          </table:table-cell>
          <table:table-cell table:style-name="ce10" office:value-type="date" office:date-value="2015-09-04T12:08:08">
            <text:p>04/09/2015 12:08</text:p>
          </table:table-cell>
          <table:table-cell table:number-columns-repeated="1016"/>
        </table:table-row>
        <table:table-row table:style-name="ro1">
          <table:table-cell table:style-name="ce2" office:value-type="float" office:value="312">
            <text:p>312</text:p>
          </table:table-cell>
          <table:table-cell table:style-name="ce2" office:value-type="string">
            <text:p>056. 2014</text:p>
          </table:table-cell>
          <table:table-cell table:style-name="ce2" office:value-type="float" office:value="2014">
            <text:p>2014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0" office:value-type="date" office:date-value="2014-04-17T11:52:54">
            <text:p>17/04/2014 11:52</text:p>
          </table:table-cell>
          <table:table-cell table:number-columns-repeated="1016"/>
        </table:table-row>
        <table:table-row table:style-name="ro1">
          <table:table-cell table:style-name="ce9" office:value-type="float" office:value="310">
            <text:p>310</text:p>
          </table:table-cell>
          <table:table-cell table:style-name="ce9" office:value-type="string">
            <text:p>057. 2013</text:p>
          </table:table-cell>
          <table:table-cell table:style-name="ce2" office:value-type="float" office:value="2013">
            <text:p>201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0" office:value-type="date" office:date-value="2013-03-29T14:18:35">
            <text:p>29/03/2013 14:18</text:p>
          </table:table-cell>
          <table:table-cell table:number-columns-repeated="101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058. 2012</text:p>
          </table:table-cell>
          <table:table-cell table:style-name="ce2" office:value-type="float" office:value="2012">
            <text:p>201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NULL </text:p>
          </table:table-cell>
          <table:table-cell table:style-name="ce10" office:value-type="date" office:date-value="2012-01-19T11:34:50">
            <text:p>19/01/2012 11:34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059. 2011 </text:p>
          </table:table-cell>
          <table:table-cell table:style-name="ce2" office:value-type="float" office:value="2011">
            <text:p>201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060. 2010 </text:p>
          </table:table-cell>
          <table:table-cell table:style-name="ce2" office:value-type="float" office:value="2010">
            <text:p>201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061. 2009 </text:p>
          </table:table-cell>
          <table:table-cell table:style-name="ce2" office:value-type="float" office:value="2009">
            <text:p>200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062. 2008 </text:p>
          </table:table-cell>
          <table:table-cell table:style-name="ce2" office:value-type="float" office:value="2008">
            <text:p>200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063. 2007 </text:p>
          </table:table-cell>
          <table:table-cell table:style-name="ce2" office:value-type="float" office:value="2007">
            <text:p>200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064. 2006 </text:p>
          </table:table-cell>
          <table:table-cell table:style-name="ce2" office:value-type="float" office:value="2006">
            <text:p>200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065. 2005 </text:p>
          </table:table-cell>
          <table:table-cell table:style-name="ce2" office:value-type="float" office:value="2005">
            <text:p>200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066. 2004 </text:p>
          </table:table-cell>
          <table:table-cell table:style-name="ce2" office:value-type="float" office:value="2004">
            <text:p>200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067. 2003 </text:p>
          </table:table-cell>
          <table:table-cell table:style-name="ce2" office:value-type="float" office:value="2003">
            <text:p>200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068. 2002 </text:p>
          </table:table-cell>
          <table:table-cell table:style-name="ce2" office:value-type="float" office:value="2002">
            <text:p>200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069. 2001 </text:p>
          </table:table-cell>
          <table:table-cell table:style-name="ce2" office:value-type="float" office:value="2001">
            <text:p>200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070. 2000 </text:p>
          </table:table-cell>
          <table:table-cell table:style-name="ce2" office:value-type="float" office:value="2000">
            <text:p>200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071. 1999 </text:p>
          </table:table-cell>
          <table:table-cell table:style-name="ce2" office:value-type="float" office:value="1999">
            <text:p>199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072. 1998 </text:p>
          </table:table-cell>
          <table:table-cell table:style-name="ce2" office:value-type="float" office:value="1998">
            <text:p>199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073. 1997 </text:p>
          </table:table-cell>
          <table:table-cell table:style-name="ce2" office:value-type="float" office:value="1997">
            <text:p>199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074. 1996 </text:p>
          </table:table-cell>
          <table:table-cell table:style-name="ce2" office:value-type="float" office:value="1996">
            <text:p>199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075. 1995 </text:p>
          </table:table-cell>
          <table:table-cell table:style-name="ce2" office:value-type="float" office:value="1995">
            <text:p>199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076. 1994 </text:p>
          </table:table-cell>
          <table:table-cell table:style-name="ce2" office:value-type="float" office:value="1994">
            <text:p>199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077. 1993 </text:p>
          </table:table-cell>
          <table:table-cell table:style-name="ce2" office:value-type="float" office:value="1993">
            <text:p>199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078. 1992 </text:p>
          </table:table-cell>
          <table:table-cell table:style-name="ce2" office:value-type="float" office:value="1992">
            <text:p>199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079. 1991 </text:p>
          </table:table-cell>
          <table:table-cell table:style-name="ce2" office:value-type="float" office:value="1991">
            <text:p>199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080. 1990 </text:p>
          </table:table-cell>
          <table:table-cell table:style-name="ce2" office:value-type="float" office:value="1990">
            <text:p>199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081. 1989 </text:p>
          </table:table-cell>
          <table:table-cell table:style-name="ce2" office:value-type="float" office:value="1989">
            <text:p>198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082. 1988 </text:p>
          </table:table-cell>
          <table:table-cell table:style-name="ce2" office:value-type="float" office:value="1988">
            <text:p>198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083. 1987 </text:p>
          </table:table-cell>
          <table:table-cell table:style-name="ce2" office:value-type="float" office:value="1987">
            <text:p>198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084. 1986 </text:p>
          </table:table-cell>
          <table:table-cell table:style-name="ce2" office:value-type="float" office:value="1986">
            <text:p>198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085. 1985 </text:p>
          </table:table-cell>
          <table:table-cell table:style-name="ce2" office:value-type="float" office:value="1985">
            <text:p>198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086. 1984 </text:p>
          </table:table-cell>
          <table:table-cell table:style-name="ce2" office:value-type="float" office:value="1984">
            <text:p>198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087. 1983 </text:p>
          </table:table-cell>
          <table:table-cell table:style-name="ce2" office:value-type="float" office:value="1983">
            <text:p>198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088. 1982 </text:p>
          </table:table-cell>
          <table:table-cell table:style-name="ce2" office:value-type="float" office:value="1982">
            <text:p>198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089. 1981 </text:p>
          </table:table-cell>
          <table:table-cell table:style-name="ce2" office:value-type="float" office:value="1981">
            <text:p>198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090. 1980 </text:p>
          </table:table-cell>
          <table:table-cell table:style-name="ce2" office:value-type="float" office:value="1980">
            <text:p>1980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091. 1979 </text:p>
          </table:table-cell>
          <table:table-cell table:style-name="ce2" office:value-type="float" office:value="1979">
            <text:p>1979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092. 1978 </text:p>
          </table:table-cell>
          <table:table-cell table:style-name="ce2" office:value-type="float" office:value="1978">
            <text:p>1978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093. 1977 </text:p>
          </table:table-cell>
          <table:table-cell table:style-name="ce2" office:value-type="float" office:value="1977">
            <text:p>1977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094. 1976 </text:p>
          </table:table-cell>
          <table:table-cell table:style-name="ce2" office:value-type="float" office:value="1976">
            <text:p>1976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095. 1975 </text:p>
          </table:table-cell>
          <table:table-cell table:style-name="ce2" office:value-type="float" office:value="1975">
            <text:p>1975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096. 1974 </text:p>
          </table:table-cell>
          <table:table-cell table:style-name="ce2" office:value-type="float" office:value="1974">
            <text:p>1974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097. 1973 </text:p>
          </table:table-cell>
          <table:table-cell table:style-name="ce2" office:value-type="float" office:value="1973">
            <text:p>1973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098. 1972 </text:p>
          </table:table-cell>
          <table:table-cell table:style-name="ce2" office:value-type="float" office:value="1972">
            <text:p>1972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099. 1971 </text:p>
          </table:table-cell>
          <table:table-cell table:style-name="ce2" office:value-type="float" office:value="1971">
            <text:p>1971</text:p>
          </table:table-cell>
          <table:table-cell office:value-type="string">
            <text:p><text:s text:c="2"/>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010. &lt;multi&gt;[fr]Année[en]Yea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number-columns-repeated="1016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axeRecherche" table:base-cell-address="$data.$A$1" table:expression="#REF!"/>
          <table:named-expression table:name="Equipe" table:base-cell-address="$data.$A$1" table:expression="#REF!"/>
          <table:named-expression table:name="themTransver" table:base-cell-address="$data.$A$1" table:expression="#REF!"/>
          <table:named-expression table:name="typePublication" table:base-cell-address="$data.$A$1" table:expression="#REF!"/>
        </table:named-expressions>
      </table:table>
      <table:table table:name="motclef_Auteur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2" office:value-type="string">
            <text:p>020. Auteur - id_groupe = 8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6" office:value-type="string">
            <text:p>intitule-BD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ZRINSCAK Georget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style-name="ce7" office:value-type="string">
            <text:p>ZRINSCAK G.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ZANIN Chris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style-name="ce7" office:value-type="string">
            <text:p>ZANIN C.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ZAMORANO Glori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style-name="ce7" office:value-type="string">
            <text:p>ZAMORANO G.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WORONIECKI Miroslav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style-name="ce7" office:value-type="string">
            <text:p>WORONIECKI M.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WOLFF Den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table:style-name="ce7" office:value-type="string">
            <text:p>WOLFF D.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WASTABLE Mari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WASTABLE M.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VOLVEY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OLVEY A.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VERDIER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ERDIER N.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VACCHIANI-MARCUZZO Cé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ACCHIANI-MARCUZZO C.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ROUILLARD Emman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ROUILLARD E.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ISSIER Jean-lou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ISSIER J.-L.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ILLOUS Mar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ILLOUS M.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ESSIER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ESSIER F.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PYRELLIS Stavr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PYRELLIS S.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OL Marie-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OL M.-P.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EKULOVSKI Gor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EKULOVSKI G.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EGURET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EGURET S.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CHMOLL Cami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CHMOLL C.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SCHMITT Cla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CHMITT C.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MARIA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NTAMARIA F.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DERS Le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NDERS L.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INTEVILLE Mau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INTEVILLE M.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INT-JULIEN Thérè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INT-JULIEN T.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AADA Afef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ADA A.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UFAT Sam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UFAT S.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ROSEMBERG Muri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OSEMBERG M.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LET Jean-mar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OLLET J.-M.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ROBIC Marie-clai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OBIC M.-C.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IVIÈRE Domi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23T15:20:08">
            <text:p>23/04/2012 15:20</text:p>
          </table:table-cell>
          <table:table-cell office:value-type="string">
            <text:p>RIVIÈRE D.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RHEIN Cather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HEIN C.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REYNAUD Lau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EYNAUD L.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REY COYREHOURCQ Sebast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EY S.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UMAIN Den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UMAIN D.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RÉVÉLAKIS George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RÉVÉLAKIS G.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OUSIN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OUSIN F.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OTHITAKI Ioanna-vasilik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OTHITAKI I.-V.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LANQUE Géral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LANQUE G.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ISTRE 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ISTRE P.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ETSIMERIS Petr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ETSIMERIS P.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ETIT Sébast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ETIT S.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ERROT-NANI Anne-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ERROT-NANI A.-S.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ALSKY Gille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ALSKY G.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ORAIN Oliv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ORAIN O.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NEYROUD Mich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NEYROUD M.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URAT Joachi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URAT J.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ORBOIS Emi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ORBOIS E.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ENDIBIL Did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ENDIBIL D.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THIEU-HUBER Domi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THIEU-HUBER D.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ATHIAN Hé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THIAN H.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ARROUCHI Sab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RROUCHI S.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ARDIROSSIAN Flo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RDIROSSIAN F.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NCEAU Elod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NCEAU E.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LOUAIL Thom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OUAIL T.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LIZZI Lilia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IZZI L.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LESECQ Guillaum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SECQ G.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LE TEXIER Mar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 TEXIER M.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LE NEINDRE Char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 NEINDRE C.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LE NECHET Flo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 NECHET F.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LE GOIX Re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 GOIX R.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LAU-BIGNON Anit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U-BIGNON A.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LAPORTE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PORTE A.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LAMBOURDIERE E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MBOURDIERE E.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ABORDE Mar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BORDE M.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LABINAL Guilhe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BINAL G.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KOSMOPOULOS Christ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KOSMOPOULOS C.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KAZARIAN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KAZARIAN N.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HUMAIN-LAMOURE Anne-l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HUMAIN-LAMOURE A.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HALLAIR Gaë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HALLAIR G.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GUERRERO Davi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UERRERO D.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GUÉROIS Mari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23T15:22:06">
            <text:p>23/04/2012 15:22</text:p>
          </table:table-cell>
          <table:table-cell office:value-type="string">
            <text:p>GUÉROIS M.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GUERIN-PACE Fra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UERIN-PACE F.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GRATALOUP Christi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RATALOUP C.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GRASLAND Clau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RASLAND C.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GOUYOU-BEAUCHAMPS Margo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OUYOU-BEAUCHAMPS M.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OSME Cyri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OSME C.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GODILLON Sylvan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ODILLON S.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ILLOT Gaë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ILLOT G.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ÉNEAU de LAMARLIÈRE Isab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23T15:19:39">
            <text:p>23/04/2012 15:19</text:p>
          </table:table-cell>
          <table:table-cell office:value-type="string">
            <text:p>GÉNEAU de LAMARLIÈRE I.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GAZULL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AZULL L.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FRETIGNY Jean-baptis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RETIGNY J.-B.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FRANÇOIS Jean-christop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24T11:30:43">
            <text:p>24/04/2012 11:30</text:p>
          </table:table-cell>
          <table:table-cell office:value-type="string">
            <text:p>FRANÇOIS J.-C.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OL Sylv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OL S.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FLEURY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LEURY A.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FIEG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IEGEL 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ERRETTI Federic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ERRETTI F.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FEN-CHONG Ju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EN-CHONG J.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FAVARO Jean-mar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AVARO J.-M.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FABRE Emmanu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ABRE E.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ESTEBANEZ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ESTEBANEZ J.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DURAND-DASTES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RAND-DASTES F.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DUPUY Gabri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PUY G.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DUCRUET Césa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CRUET C.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DUCOM Est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COM E.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DUBUC Sylv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BUC S.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DUBOIS André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BOIS A.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DOUAY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OUAY N.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OBRUSZKES Frédé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OBRUSZKES F.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DJAMENT Géral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JAMENT G.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DEVRIENDT Arthu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VRIENDT A.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DESJARDINS Xavi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SJARDINS X.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EPREST Flor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PREST F.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ELAGE Matthieu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LAGE M.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DEL PUP Henr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L PUP H.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DEGOUT Véroniqu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GOUT V.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EBARRE Ségo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EBARRE S.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UYALA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UYALA S.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CRULLI Thom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RULLI T.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COURONNE-GEARY Lise-mar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URONNE-GEARY L.-M.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COMMENGES Hadr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MMENGES H.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COMIN Marie no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MIN M.-N.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COLLIGNON Béatri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LLIGNON B.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COLDEFY Magal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LDEFY M.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CLERVAL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LERVAL A.</text:p>
          </table:table-cell>
          <table:table-cell table:number-columns-repeated="1015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CLERC Pasca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LERC P.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CHEVALIER Jean-pierr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HEVALIER J.-P.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HARPENTIER Angè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HARPENTIER A.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CHAMPIGNY Julie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HAMPIGNY J.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CATTAN Nad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TTAN N.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CAPDEPUY Vinc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PDEPUY V.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CALLEN Delph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LLEN D.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CALENGE Pierri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LENGE P.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UXEDA Céci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UXEDA C.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UHNIK 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UHNIK S.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BUARD Elod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UARD E.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BRETAGNOLLE 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RETAGNOLLE A.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BOULOC Caro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ULOC C.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BOULIER Joel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ULIER J.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BOUINOT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UINOT J.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BORDIN Patrici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RDIN P.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BOMATI Edith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MATI E.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BOICHOT Cami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ICHOT C.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BLANCHARD Emi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LANCHARD E.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BLAIS Hé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LAIS H.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BEYER Anto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YER A.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BESSE Jean-marc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SSE J.-M.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BERROIR Sandr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RROIR S.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BEN REBAH Mahe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N REBAH M.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BEAUGUITTE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AUGUITTE L.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EAUCIRE Franc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EAUCIRE F.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BAYINDIR GOULARAS Gökç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YINDIR GOULARAS G.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BAUDET-MICHEL So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UDET-MICHEL S.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ARON Myria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RON M.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BANOS Ar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NOS A.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BAHOKEN Franco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HOKEN F.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ANDRE Evely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ANDRE E.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ALBECKER Marie-Fleur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ALBECKER M.-F.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AMARA Mohame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AMARA M.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ANDRIEUX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ANDRIEUX F.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BAKBASA Ceyd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KBASA C.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BAUDINAULT Alexand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UDINAULT A.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BÉNARD Franço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ÉNARD F.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CAKANLAR Yase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KANLAR Y.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CASANAS-CARBALLIDO Jaim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SANAS-CARBALLIDO J.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CHAMP Auré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HAMP A.</text:p>
          </table:table-cell>
          <table:table-cell table:number-columns-repeated="1015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CHASSAGNE Phillipp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02-24T11:11:54">
            <text:p>24/02/2012 11:11</text:p>
          </table:table-cell>
          <table:table-cell office:value-type="string">
            <text:p>CHASSAGNE P.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DHÉE Franc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HÉE F.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DERVELLE Mathieu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9T15:12:34">
            <text:p>19/04/2012 15:12</text:p>
          </table:table-cell>
          <table:table-cell office:value-type="string">
            <text:p>DREVELLE M.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DUTEL Floria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DUTEL F.</text:p>
          </table:table-cell>
          <table:table-cell table:number-columns-repeated="101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GAGNIÈRE Vinc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AGNIÈRE V.</text:p>
          </table:table-cell>
          <table:table-cell table:number-columns-repeated="1015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JAMAULT Clém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JAMAULT C.</text:p>
          </table:table-cell>
          <table:table-cell table:number-columns-repeated="1015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LAOT Benja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OT B.</text:p>
          </table:table-cell>
          <table:table-cell table:number-columns-repeated="1015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LAZAR Mehdi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AZAR M.</text:p>
          </table:table-cell>
          <table:table-cell table:number-columns-repeated="1015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LEININGER-FREZAL Caro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ININGER-FREZAL C.</text:p>
          </table:table-cell>
          <table:table-cell table:number-columns-repeated="101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LESTEVEN Gaë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ESTEVEN G.</text:p>
          </table:table-cell>
          <table:table-cell table:number-columns-repeated="1015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AULAT Juliett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ULAT J.</text:p>
          </table:table-cell>
          <table:table-cell table:number-columns-repeated="1015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MEHDI Am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EHDI A.</text:p>
          </table:table-cell>
          <table:table-cell table:number-columns-repeated="1015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INSTER Clotild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INSTER C.</text:p>
          </table:table-cell>
          <table:table-cell table:number-columns-repeated="1015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NGUIA KAHMA Wendy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NGUIA KAHMA W.</text:p>
          </table:table-cell>
          <table:table-cell table:number-columns-repeated="1015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ERSYN Nicola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ERSYN N.</text:p>
          </table:table-cell>
          <table:table-cell table:number-columns-repeated="1015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LEVEN Bertran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LEVEN B.</text:p>
          </table:table-cell>
          <table:table-cell table:number-columns-repeated="1015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LEVRIS Konstantino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LEVRIS K.</text:p>
          </table:table-cell>
          <table:table-cell table:number-columns-repeated="1015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AAD Li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AAD L.</text:p>
          </table:table-cell>
          <table:table-cell table:number-columns-repeated="1015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EMY Sylvai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REMY S.</text:p>
          </table:table-cell>
          <table:table-cell table:number-columns-repeated="1015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SAARELA Svetlan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AARELA S.</text:p>
          </table:table-cell>
          <table:table-cell table:number-columns-repeated="1015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SPIRI Jea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PIRI J.</text:p>
          </table:table-cell>
          <table:table-cell table:number-columns-repeated="1015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ROUDE Alex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ROUDE A.</text:p>
          </table:table-cell>
          <table:table-cell table:number-columns-repeated="1015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VALLEE Ju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ALLÉE J.</text:p>
          </table:table-cell>
          <table:table-cell table:number-columns-repeated="1015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VANNIER Clémenc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ANNIER C.</text:p>
          </table:table-cell>
          <table:table-cell table:number-columns-repeated="1015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VIEILLARD-BARON El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IEILLARD-BARON E.</text:p>
          </table:table-cell>
          <table:table-cell table:number-columns-repeated="1015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VERON Ophél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ERON O.</text:p>
          </table:table-cell>
          <table:table-cell table:number-columns-repeated="1015"/>
        </table:table-row>
        <table:table-row table:style-name="ro1">
          <table:table-cell office:value-type="float" office:value="267">
            <text:p>267</text:p>
          </table:table-cell>
          <table:table-cell table:style-name="ce4" office:value-type="string">
            <text:p>VILA-VÁZQUEZ José Ignacio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VILA-VÁZQUEZ J.-I.</text:p>
          </table:table-cell>
          <table:table-cell table:number-columns-repeated="1015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WATEL Renaud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WATEL R.</text:p>
          </table:table-cell>
          <table:table-cell table:number-columns-repeated="1015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BLIDON Maria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LIDON M.</text:p>
          </table:table-cell>
          <table:table-cell table:number-columns-repeated="1015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SWERTS Elf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SWERTS E.</text:p>
          </table:table-cell>
          <table:table-cell table:number-columns-repeated="1015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BARLES Sab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RLES S.</text:p>
          </table:table-cell>
          <table:table-cell table:number-columns-repeated="1015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QUEVA Christop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QUEVA C.</text:p>
          </table:table-cell>
          <table:table-cell table:number-columns-repeated="1015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BAFFI Solè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AFFI S.</text:p>
          </table:table-cell>
          <table:table-cell table:number-columns-repeated="1015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BOULARAN Zoé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ULARAN Z.</text:p>
          </table:table-cell>
          <table:table-cell table:number-columns-repeated="1015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CAPUTO Maria Lui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APUTO M.-L.</text:p>
          </table:table-cell>
          <table:table-cell table:number-columns-repeated="1015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OTTINEAU Clémentine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TTINEAU C.</text:p>
          </table:table-cell>
          <table:table-cell table:number-columns-repeated="1015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IGNAZZI Cosmo Antoni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IGNAZZI COSMO A.</text:p>
          </table:table-cell>
          <table:table-cell table:number-columns-repeated="1015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LIU Chun Y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LIU CHUN Y.</text:p>
          </table:table-cell>
          <table:table-cell table:number-columns-repeated="1015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TOUREILLE Etien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TOUREILLE E.</text:p>
          </table:table-cell>
          <table:table-cell table:number-columns-repeated="1015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BRUN Geoffrey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RUN G.</text:p>
          </table:table-cell>
          <table:table-cell table:number-columns-repeated="1015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COQUELLE Julia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OQUELLE J.</text:p>
          </table:table-cell>
          <table:table-cell table:number-columns-repeated="1015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ESKANDER Amin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ESKANDER A.</text:p>
          </table:table-cell>
          <table:table-cell table:number-columns-repeated="1015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OLMEDO Elis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OLMEDO E.</text:p>
          </table:table-cell>
          <table:table-cell table:number-columns-repeated="1015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ITRON Paul <text:s text:c="2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ITRON P.</text:p>
          </table:table-cell>
          <table:table-cell table:number-columns-repeated="1015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FROUILLOU Leïla <text:s text:c="4"/>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ROUILLOU L.</text:p>
          </table:table-cell>
          <table:table-cell table:number-columns-repeated="1015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GEORGEAULT Laurent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GEORGEAULT L.</text:p>
          </table:table-cell>
          <table:table-cell table:number-columns-repeated="1015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BOGNON Sab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BOGNON S.</text:p>
          </table:table-cell>
          <table:table-cell table:number-columns-repeated="1015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KANELLOPOULOU Dimitr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KANELLOPOULOU D.</text:p>
          </table:table-cell>
          <table:table-cell table:number-columns-repeated="1015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MANTRAN Muriel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NTRAN M.</text:p>
          </table:table-cell>
          <table:table-cell table:number-columns-repeated="1015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KIM Eunhy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KIM E.</text:p>
          </table:table-cell>
          <table:table-cell table:number-columns-repeated="1015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MARTY Paulin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ARTY P.</text:p>
          </table:table-cell>
          <table:table-cell table:number-columns-repeated="1015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AKHARIAN GHOM Behrang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FAKHARIAN GHOM B.</text:p>
          </table:table-cell>
          <table:table-cell table:number-columns-repeated="1015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IVAK Henry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02-24T13:59:38">
            <text:p>24/02/2012 13:59</text:p>
          </table:table-cell>
          <table:table-cell office:value-type="string">
            <text:p>SIVAK H.</text:p>
          </table:table-cell>
          <table:table-cell table:number-columns-repeated="1015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BROOMBERG Joachim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02-24T15:55:11">
            <text:p>24/02/2012 15:55</text:p>
          </table:table-cell>
          <table:table-cell office:value-type="string">
            <text:p>BROOMBERG J.</text:p>
          </table:table-cell>
          <table:table-cell table:number-columns-repeated="1015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ERNET Alexi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02-28T10:34:29">
            <text:p>28/02/2012 10:34</text:p>
          </table:table-cell>
          <table:table-cell office:value-type="string">
            <text:p>PERNET A.</text:p>
          </table:table-cell>
          <table:table-cell table:number-columns-repeated="1015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IMOES Luis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04-19T13:17:41">
            <text:p>19/04/2012 13:17</text:p>
          </table:table-cell>
          <table:table-cell office:value-type="string">
            <text:p>SIMOES L.</text:p>
          </table:table-cell>
          <table:table-cell table:number-columns-repeated="1015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BRES Antoine</text:p>
            <draw:custom-shape table:end-cell-address="motclef_Auteur.B214" table:end-x="0.497cm" table:end-y="0.398cm" draw:z-index="0" draw:name="AutoShape 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" draw:name="AutoShape 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" draw:name="AutoShape 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6" draw:name="AutoShape 1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8" draw:name="AutoShape 1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0" draw:name="AutoShape 1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2" draw:name="AutoShape 2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4" draw:name="AutoShape 2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6" draw:name="AutoShape 2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18" draw:name="AutoShape 2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0" draw:name="AutoShape 3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2" draw:name="AutoShape 3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4" draw:name="AutoShape 3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6" draw:name="AutoShape 4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28" draw:name="AutoShape 4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0" draw:name="AutoShape 4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2" draw:name="AutoShape 5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4" draw:name="AutoShape 5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6" draw:name="AutoShape 5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38" draw:name="AutoShape 5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0" draw:name="AutoShape 6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2" draw:name="AutoShape 6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4" draw:name="AutoShape 6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6" draw:name="AutoShape 7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48" draw:name="AutoShape 7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0" draw:name="AutoShape 7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2" draw:name="AutoShape 8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B214" table:end-x="0.497cm" table:end-y="0.398cm" draw:z-index="54" draw:name="AutoShape 8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motclef_Auteur.C214" table:end-x="0.497cm" table:end-y="0.398cm" draw:z-index="1" draw:name="AutoShape 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" draw:name="AutoShape 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" draw:name="AutoShape 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7" draw:name="AutoShape 1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9" draw:name="AutoShape 1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1" draw:name="AutoShape 1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3" draw:name="AutoShape 2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5" draw:name="AutoShape 2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7" draw:name="AutoShape 2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19" draw:name="AutoShape 3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1" draw:name="AutoShape 3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3" draw:name="AutoShape 3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5" draw:name="AutoShape 3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7" draw:name="AutoShape 4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29" draw:name="AutoShape 4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1" draw:name="AutoShape 4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3" draw:name="AutoShape 5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5" draw:name="AutoShape 5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7" draw:name="AutoShape 57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39" draw:name="AutoShape 60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1" draw:name="AutoShape 63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3" draw:name="AutoShape 66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5" draw:name="AutoShape 69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7" draw:name="AutoShape 72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49" draw:name="AutoShape 75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1" draw:name="AutoShape 78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3" draw:name="AutoShape 81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motclef_Auteur.C214" table:end-x="0.497cm" table:end-y="0.398cm" draw:z-index="55" draw:name="AutoShape 84" draw:style-name="gr1" draw:text-style-name="P1" svg:width="0.422cm" svg:height="0.464cm" svg:x="0.075cm" svg:y="0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020. &lt;multi&gt;[fr]Auteur[en]Author&lt;/multi&gt; </text:p>
          </table:table-cell>
          <table:table-cell office:value-type="string">
            <text:p>NULL </text:p>
          </table:table-cell>
          <table:table-cell table:style-name="ce10" office:value-type="date" office:date-value="2012-12-21T15:15:14">
            <text:p>21/12/2012 15:15</text:p>
          </table:table-cell>
          <table:table-cell office:value-type="string">
            <text:p>BRES A.</text:p>
          </table:table-cell>
          <table:table-cell table:number-columns-repeated="1015"/>
        </table:table-row>
        <table:table-row table:style-name="ro1">
          <table:table-cell table:style-name="ce3" office:value-type="float" office:value="309">
            <text:p>309</text:p>
          </table:table-cell>
          <table:table-cell table:style-name="ce3" office:value-type="string">
            <text:p>MANTRAN Muriell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3-03-27T16:40:46">
            <text:p>27/03/2013 16:40</text:p>
          </table:table-cell>
          <table:table-cell table:style-name="ce8" office:value-type="string">
            <text:p>MANTRAN M.</text:p>
          </table:table-cell>
          <table:table-cell table:number-columns-repeated="1015"/>
        </table:table-row>
        <table:table-row table:style-name="ro1">
          <table:table-cell table:style-name="ce3" office:value-type="float" office:value="311">
            <text:p>311</text:p>
          </table:table-cell>
          <table:table-cell table:style-name="ce3" office:value-type="string">
            <text:p>AVELINE Natach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2-17T14:21:01">
            <text:p>17/02/2014 14:21</text:p>
          </table:table-cell>
          <table:table-cell table:style-name="ce8" office:value-type="string">
            <text:p>AVELINE-DUBACH N.</text:p>
          </table:table-cell>
          <table:table-cell table:number-columns-repeated="1015"/>
        </table:table-row>
        <table:table-row table:style-name="ro1">
          <table:table-cell table:style-name="ce3" office:value-type="float" office:value="320">
            <text:p>320</text:p>
          </table:table-cell>
          <table:table-cell table:style-name="ce3" office:value-type="string">
            <text:p>BAUDRY Sarah Lili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6:40">
            <text:p>25/04/2014 15:46</text:p>
          </table:table-cell>
          <table:table-cell table:style-name="ce8" office:value-type="string">
            <text:p>BAUDRY S.</text:p>
          </table:table-cell>
          <table:table-cell table:number-columns-repeated="1015"/>
        </table:table-row>
        <table:table-row table:style-name="ro1">
          <table:table-cell table:style-name="ce3" office:value-type="float" office:value="321">
            <text:p>321</text:p>
          </table:table-cell>
          <table:table-cell table:style-name="ce3" office:value-type="string">
            <text:p>BERNADOU Dori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7:28">
            <text:p>25/04/2014 15:47</text:p>
          </table:table-cell>
          <table:table-cell table:style-name="ce8" office:value-type="string">
            <text:p>BERNADOU D.</text:p>
          </table:table-cell>
          <table:table-cell table:number-columns-repeated="1015"/>
        </table:table-row>
        <table:table-row table:style-name="ro1">
          <table:table-cell table:style-name="ce3" office:value-type="float" office:value="322">
            <text:p>322</text:p>
          </table:table-cell>
          <table:table-cell table:style-name="ce3" office:value-type="string">
            <text:p>CHALONGE Ludovic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8:38">
            <text:p>25/04/2014 15:48</text:p>
          </table:table-cell>
          <table:table-cell table:style-name="ce8" office:value-type="string">
            <text:p>CHALONGE L.</text:p>
          </table:table-cell>
          <table:table-cell table:number-columns-repeated="1015"/>
        </table:table-row>
        <table:table-row table:style-name="ro1">
          <table:table-cell table:style-name="ce3" office:value-type="float" office:value="323">
            <text:p>323</text:p>
          </table:table-cell>
          <table:table-cell table:style-name="ce3" office:value-type="string">
            <text:p>CURA Robi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8:53">
            <text:p>25/04/2014 15:48</text:p>
          </table:table-cell>
          <table:table-cell table:style-name="ce8" office:value-type="string">
            <text:p>CURA R.</text:p>
          </table:table-cell>
          <table:table-cell table:number-columns-repeated="1015"/>
        </table:table-row>
        <table:table-row table:style-name="ro1">
          <table:table-cell table:style-name="ce3" office:value-type="float" office:value="324">
            <text:p>324</text:p>
          </table:table-cell>
          <table:table-cell table:style-name="ce3" office:value-type="string">
            <text:p>DEBRIE Je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9:09">
            <text:p>25/04/2014 15:49</text:p>
          </table:table-cell>
          <table:table-cell table:style-name="ce8" office:value-type="string">
            <text:p>DEBRIE J.</text:p>
          </table:table-cell>
          <table:table-cell table:number-columns-repeated="1015"/>
        </table:table-row>
        <table:table-row table:style-name="ro1">
          <table:table-cell table:style-name="ce3" office:value-type="float" office:value="325">
            <text:p>325</text:p>
          </table:table-cell>
          <table:table-cell table:style-name="ce3" office:value-type="string">
            <text:p>DELAVILLE Damie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9:25">
            <text:p>25/04/2014 15:49</text:p>
          </table:table-cell>
          <table:table-cell table:style-name="ce8" office:value-type="string">
            <text:p>DELAVILLE D.</text:p>
          </table:table-cell>
          <table:table-cell table:number-columns-repeated="1015"/>
        </table:table-row>
        <table:table-row table:style-name="ro1">
          <table:table-cell table:style-name="ce3" office:value-type="float" office:value="326">
            <text:p>326</text:p>
          </table:table-cell>
          <table:table-cell table:style-name="ce3" office:value-type="string">
            <text:p>DENIS Eric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49:41">
            <text:p>25/04/2014 15:49</text:p>
          </table:table-cell>
          <table:table-cell table:style-name="ce8" office:value-type="string">
            <text:p>DENIS E.</text:p>
          </table:table-cell>
          <table:table-cell table:number-columns-repeated="1015"/>
        </table:table-row>
        <table:table-row table:style-name="ro1">
          <table:table-cell table:style-name="ce3" office:value-type="float" office:value="327">
            <text:p>327</text:p>
          </table:table-cell>
          <table:table-cell table:style-name="ce3" office:value-type="string">
            <text:p>DESCLAUX-SALACHAS Jasmin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0:06">
            <text:p>25/04/2014 15:50</text:p>
          </table:table-cell>
          <table:table-cell table:style-name="ce8" office:value-type="string">
            <text:p>DESCLAUX-SALACHAS J.</text:p>
          </table:table-cell>
          <table:table-cell table:number-columns-repeated="1015"/>
        </table:table-row>
        <table:table-row table:style-name="ro1">
          <table:table-cell table:style-name="ce3" office:value-type="float" office:value="328">
            <text:p>328</text:p>
          </table:table-cell>
          <table:table-cell table:style-name="ce3" office:value-type="string">
            <text:p>DOS SANTOS-SUTTON Soni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0:29">
            <text:p>25/04/2014 15:50</text:p>
          </table:table-cell>
          <table:table-cell table:style-name="ce8" office:value-type="string">
            <text:p>DOS S.</text:p>
          </table:table-cell>
          <table:table-cell table:number-columns-repeated="1015"/>
        </table:table-row>
        <table:table-row table:style-name="ro1">
          <table:table-cell table:style-name="ce3" office:value-type="float" office:value="329">
            <text:p>329</text:p>
          </table:table-cell>
          <table:table-cell table:style-name="ce3" office:value-type="string">
            <text:p>DUBOS-PAILLARD Edwig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0:51">
            <text:p>25/04/2014 15:50</text:p>
          </table:table-cell>
          <table:table-cell table:style-name="ce8" office:value-type="string">
            <text:p>DUBOS-PAILLARD E.</text:p>
          </table:table-cell>
          <table:table-cell table:number-columns-repeated="1015"/>
        </table:table-row>
        <table:table-row table:style-name="ro1">
          <table:table-cell table:style-name="ce3" office:value-type="float" office:value="330">
            <text:p>330</text:p>
          </table:table-cell>
          <table:table-cell table:style-name="ce3" office:value-type="string">
            <text:p>DUROUDIER Sylvest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1:08">
            <text:p>25/04/2014 15:51</text:p>
          </table:table-cell>
          <table:table-cell table:style-name="ce8" office:value-type="string">
            <text:p>DUROUDIER S.</text:p>
          </table:table-cell>
          <table:table-cell table:number-columns-repeated="1015"/>
        </table:table-row>
        <table:table-row table:style-name="ro1">
          <table:table-cell table:style-name="ce3" office:value-type="float" office:value="331">
            <text:p>331</text:p>
          </table:table-cell>
          <table:table-cell table:style-name="ce3" office:value-type="string">
            <text:p>FINANCE Olivier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1:24">
            <text:p>25/04/2014 15:51</text:p>
          </table:table-cell>
          <table:table-cell table:style-name="ce8" office:value-type="string">
            <text:p>FINANCE O.</text:p>
          </table:table-cell>
          <table:table-cell table:number-columns-repeated="1015"/>
        </table:table-row>
        <table:table-row table:style-name="ro1">
          <table:table-cell table:style-name="ce3" office:value-type="float" office:value="332">
            <text:p>332</text:p>
          </table:table-cell>
          <table:table-cell table:style-name="ce3" office:value-type="string">
            <text:p>GAUJAL Soph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1:42">
            <text:p>25/04/2014 15:51</text:p>
          </table:table-cell>
          <table:table-cell table:style-name="ce8" office:value-type="string">
            <text:p>GAUJAL S.</text:p>
          </table:table-cell>
          <table:table-cell table:number-columns-repeated="1015"/>
        </table:table-row>
        <table:table-row table:style-name="ro1">
          <table:table-cell table:style-name="ce3" office:value-type="float" office:value="333">
            <text:p>333</text:p>
          </table:table-cell>
          <table:table-cell table:style-name="ce3" office:value-type="string">
            <text:p>GEORGIKOPOULOS Ioannis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2:11">
            <text:p>25/04/2014 15:52</text:p>
          </table:table-cell>
          <table:table-cell table:style-name="ce8" office:value-type="string">
            <text:p>GEORGIKOPOULOS I.</text:p>
          </table:table-cell>
          <table:table-cell table:number-columns-repeated="1015"/>
        </table:table-row>
        <table:table-row table:style-name="ro1">
          <table:table-cell table:style-name="ce3" office:value-type="float" office:value="334">
            <text:p>334</text:p>
          </table:table-cell>
          <table:table-cell table:style-name="ce3" office:value-type="string">
            <text:p>GIMAT Matthieu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2:30">
            <text:p>25/04/2014 15:52</text:p>
          </table:table-cell>
          <table:table-cell table:style-name="ce8" office:value-type="string">
            <text:p>GIMAT M.</text:p>
          </table:table-cell>
          <table:table-cell table:number-columns-repeated="1015"/>
        </table:table-row>
        <table:table-row table:style-name="ro1">
          <table:table-cell table:style-name="ce3" office:value-type="float" office:value="335">
            <text:p>335</text:p>
          </table:table-cell>
          <table:table-cell table:style-name="ce3" office:value-type="string">
            <text:p>GIRAUD Alexand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2:46">
            <text:p>25/04/2014 15:52</text:p>
          </table:table-cell>
          <table:table-cell table:style-name="ce8" office:value-type="string">
            <text:p>GIRAUD A.</text:p>
          </table:table-cell>
          <table:table-cell table:number-columns-repeated="1015"/>
        </table:table-row>
        <table:table-row table:style-name="ro1">
          <table:table-cell table:style-name="ce3" office:value-type="float" office:value="336">
            <text:p>336</text:p>
          </table:table-cell>
          <table:table-cell table:style-name="ce3" office:value-type="string">
            <text:p>GRAVIER Jul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3:01">
            <text:p>25/04/2014 15:53</text:p>
          </table:table-cell>
          <table:table-cell table:style-name="ce8" office:value-type="string">
            <text:p>GRAVIER J.</text:p>
          </table:table-cell>
          <table:table-cell table:number-columns-repeated="1015"/>
        </table:table-row>
        <table:table-row table:style-name="ro1">
          <table:table-cell table:style-name="ce3" office:value-type="float" office:value="337">
            <text:p>337</text:p>
          </table:table-cell>
          <table:table-cell table:style-name="ce3" office:value-type="string">
            <text:p>GUÉRIN Anne-lis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4:00">
            <text:p>25/04/2014 15:54</text:p>
          </table:table-cell>
          <table:table-cell table:style-name="ce8" office:value-type="string">
            <text:p>GUÉRIN A.</text:p>
          </table:table-cell>
          <table:table-cell table:number-columns-repeated="1015"/>
        </table:table-row>
        <table:table-row table:style-name="ro1">
          <table:table-cell table:style-name="ce3" office:value-type="float" office:value="338">
            <text:p>338</text:p>
          </table:table-cell>
          <table:table-cell table:style-name="ce3" office:value-type="string">
            <text:p>KAHN Sylvai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5:27">
            <text:p>25/04/2014 15:55</text:p>
          </table:table-cell>
          <table:table-cell table:style-name="ce8" office:value-type="string">
            <text:p>KAHN S.</text:p>
          </table:table-cell>
          <table:table-cell table:number-columns-repeated="1015"/>
        </table:table-row>
        <table:table-row table:style-name="ro1">
          <table:table-cell table:style-name="ce3" office:value-type="float" office:value="339">
            <text:p>339</text:p>
          </table:table-cell>
          <table:table-cell table:style-name="ce3" office:value-type="string">
            <text:p>LAMBERT Alexandr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5:42">
            <text:p>25/04/2014 15:55</text:p>
          </table:table-cell>
          <table:table-cell table:style-name="ce8" office:value-type="string">
            <text:p>LAMBERT A.</text:p>
          </table:table-cell>
          <table:table-cell table:number-columns-repeated="1015"/>
        </table:table-row>
        <table:table-row table:style-name="ro1">
          <table:table-cell table:style-name="ce3" office:value-type="float" office:value="340">
            <text:p>340</text:p>
          </table:table-cell>
          <table:table-cell table:style-name="ce3" office:value-type="string">
            <text:p>LAMENIE Bric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5:58">
            <text:p>25/04/2014 15:55</text:p>
          </table:table-cell>
          <table:table-cell table:style-name="ce8" office:value-type="string">
            <text:p>LAMENIE B.</text:p>
          </table:table-cell>
          <table:table-cell table:number-columns-repeated="1015"/>
        </table:table-row>
        <table:table-row table:style-name="ro1">
          <table:table-cell table:style-name="ce3" office:value-type="float" office:value="341">
            <text:p>341</text:p>
          </table:table-cell>
          <table:table-cell table:style-name="ce3" office:value-type="string">
            <text:p>LANGAR Ali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6:11">
            <text:p>25/04/2014 15:56</text:p>
          </table:table-cell>
          <table:table-cell table:style-name="ce8" office:value-type="string">
            <text:p>LANGAR A.</text:p>
          </table:table-cell>
          <table:table-cell table:number-columns-repeated="1015"/>
        </table:table-row>
        <table:table-row table:style-name="ro1">
          <table:table-cell table:style-name="ce4" office:value-type="float" office:value="342">
            <text:p>342</text:p>
          </table:table-cell>
          <table:table-cell table:style-name="ce4" office:value-type="string">
            <text:p>LE BIGOT Brenda </text:p>
          </table:table-cell>
          <table:table-cell table:number-columns-repeated="2" table:style-name="ce4" office:value-type="string">
            <text:p><text:s text:c="2"/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20. &lt;multi&gt;[fr]Auteur[en]Author&lt;/multi&gt; </text:p>
          </table:table-cell>
          <table:table-cell table:style-name="ce4" office:value-type="string">
            <text:p>NULL </text:p>
          </table:table-cell>
          <table:table-cell table:style-name="ce14" office:value-type="date" office:date-value="2014-04-25T15:56:29">
            <text:p>25/04/2014 15:56</text:p>
          </table:table-cell>
          <table:table-cell table:style-name="ce4" office:value-type="string">
            <text:p>LE BIGOT B.</text:p>
          </table:table-cell>
          <table:table-cell table:style-name="ce4" table:number-columns-repeated="1015"/>
        </table:table-row>
        <table:table-row table:style-name="ro1">
          <table:table-cell table:style-name="ce4" office:value-type="float" office:value="343">
            <text:p>343</text:p>
          </table:table-cell>
          <table:table-cell table:style-name="ce4" office:value-type="string">
            <text:p>LE CORRE Thibault </text:p>
          </table:table-cell>
          <table:table-cell table:number-columns-repeated="2" table:style-name="ce4" office:value-type="string">
            <text:p><text:s text:c="2"/>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20. &lt;multi&gt;[fr]Auteur[en]Author&lt;/multi&gt; </text:p>
          </table:table-cell>
          <table:table-cell table:style-name="ce4" office:value-type="string">
            <text:p>NULL </text:p>
          </table:table-cell>
          <table:table-cell table:style-name="ce14" office:value-type="date" office:date-value="2014-04-25T15:56:46">
            <text:p>25/04/2014 15:56</text:p>
          </table:table-cell>
          <table:table-cell table:style-name="ce4" office:value-type="string">
            <text:p>LE CORRE T.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344">
            <text:p>344</text:p>
          </table:table-cell>
          <table:table-cell table:style-name="ce3" office:value-type="string">
            <text:p>LEHEC Elisabeth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7:06">
            <text:p>25/04/2014 15:57</text:p>
          </table:table-cell>
          <table:table-cell table:style-name="ce8" office:value-type="string">
            <text:p>LEHEC E.</text:p>
          </table:table-cell>
          <table:table-cell table:number-columns-repeated="1015"/>
        </table:table-row>
        <table:table-row table:style-name="ro1">
          <table:table-cell table:style-name="ce3" office:value-type="float" office:value="345">
            <text:p>345</text:p>
          </table:table-cell>
          <table:table-cell table:style-name="ce3" office:value-type="string">
            <text:p>LEPESANT Gilles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7:22">
            <text:p>25/04/2014 15:57</text:p>
          </table:table-cell>
          <table:table-cell table:style-name="ce8" office:value-type="string">
            <text:p>LEPESANT G.</text:p>
          </table:table-cell>
          <table:table-cell table:number-columns-repeated="1015"/>
        </table:table-row>
        <table:table-row table:style-name="ro1">
          <table:table-cell table:style-name="ce3" office:value-type="float" office:value="346">
            <text:p>346</text:p>
          </table:table-cell>
          <table:table-cell table:style-name="ce3" office:value-type="string">
            <text:p>LOPEZ GUTIERREZ Paulina Ilian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7:54">
            <text:p>25/04/2014 15:57</text:p>
          </table:table-cell>
          <table:table-cell table:style-name="ce8" office:value-type="string">
            <text:p>LOPEZ P.</text:p>
          </table:table-cell>
          <table:table-cell table:number-columns-repeated="1015"/>
        </table:table-row>
        <table:table-row table:style-name="ro1">
          <table:table-cell table:style-name="ce3" office:value-type="float" office:value="347">
            <text:p>347</text:p>
          </table:table-cell>
          <table:table-cell table:style-name="ce3" office:value-type="string">
            <text:p>MAGNAN Mario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8:07">
            <text:p>25/04/2014 15:58</text:p>
          </table:table-cell>
          <table:table-cell table:style-name="ce8" office:value-type="string">
            <text:p>MAGNAN M.</text:p>
          </table:table-cell>
          <table:table-cell table:number-columns-repeated="1015"/>
        </table:table-row>
        <table:table-row table:style-name="ro1">
          <table:table-cell table:style-name="ce3" office:value-type="float" office:value="348">
            <text:p>348</text:p>
          </table:table-cell>
          <table:table-cell table:style-name="ce3" office:value-type="string">
            <text:p>MALNAR Daniella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8:22">
            <text:p>25/04/2014 15:58</text:p>
          </table:table-cell>
          <table:table-cell table:style-name="ce8" office:value-type="string">
            <text:p>MALNAR D.</text:p>
          </table:table-cell>
          <table:table-cell table:number-columns-repeated="1015"/>
        </table:table-row>
        <table:table-row table:style-name="ro1">
          <table:table-cell table:style-name="ce3" office:value-type="float" office:value="349">
            <text:p>349</text:p>
          </table:table-cell>
          <table:table-cell table:style-name="ce3" office:value-type="string">
            <text:p>NAHASSIA Luci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8:42">
            <text:p>25/04/2014 15:58</text:p>
          </table:table-cell>
          <table:table-cell table:style-name="ce8" office:value-type="string">
            <text:p>NAHASSIA L.</text:p>
          </table:table-cell>
          <table:table-cell table:number-columns-repeated="1015"/>
        </table:table-row>
        <table:table-row table:style-name="ro1">
          <table:table-cell table:style-name="ce3" office:value-type="float" office:value="350">
            <text:p>350</text:p>
          </table:table-cell>
          <table:table-cell table:style-name="ce3" office:value-type="string">
            <text:p>PATTE Mario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5:58:55">
            <text:p>25/04/2014 15:58</text:p>
          </table:table-cell>
          <table:table-cell table:style-name="ce8" office:value-type="string">
            <text:p>PATTE M.</text:p>
          </table:table-cell>
          <table:table-cell table:number-columns-repeated="1015"/>
        </table:table-row>
        <table:table-row table:style-name="ro1">
          <table:table-cell table:style-name="ce3" office:value-type="float" office:value="351">
            <text:p>351</text:p>
          </table:table-cell>
          <table:table-cell table:style-name="ce3" office:value-type="string">
            <text:p>SIMON Dylan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6:00:36">
            <text:p>25/04/2014 16:00</text:p>
          </table:table-cell>
          <table:table-cell table:style-name="ce8" office:value-type="string">
            <text:p>SIMON D.</text:p>
          </table:table-cell>
          <table:table-cell table:number-columns-repeated="1015"/>
        </table:table-row>
        <table:table-row table:style-name="ro1">
          <table:table-cell table:style-name="ce3" office:value-type="float" office:value="352">
            <text:p>352</text:p>
          </table:table-cell>
          <table:table-cell table:style-name="ce3" office:value-type="string">
            <text:p>SKOUFOGLOU Emmanuail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6:00:57">
            <text:p>25/04/2014 16:00</text:p>
          </table:table-cell>
          <table:table-cell table:style-name="ce8" office:value-type="string">
            <text:p>SKOUFOGLOU E.</text:p>
          </table:table-cell>
          <table:table-cell table:number-columns-repeated="1015"/>
        </table:table-row>
        <table:table-row table:style-name="ro1">
          <table:table-cell table:style-name="ce3" office:value-type="float" office:value="353">
            <text:p>353</text:p>
          </table:table-cell>
          <table:table-cell table:style-name="ce3" office:value-type="string">
            <text:p>PIERRE-MAGNANI Céline </text:p>
          </table:table-cell>
          <table:table-cell table:number-columns-repeated="2" table:style-name="ce3" office:value-type="string">
            <text:p><text:s text:c="2"/>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20. &lt;multi&gt;[fr]Auteur[en]Author&lt;/multi&gt; </text:p>
          </table:table-cell>
          <table:table-cell table:style-name="ce3" office:value-type="string">
            <text:p>NULL </text:p>
          </table:table-cell>
          <table:table-cell table:style-name="ce13" office:value-type="date" office:date-value="2014-04-25T16:13:15">
            <text:p>25/04/2014 16:13</text:p>
          </table:table-cell>
          <table:table-cell table:style-name="ce8" office:value-type="string">
            <text:p>PIERRE-MAGNANI C.</text:p>
          </table:table-cell>
          <table:table-cell table:number-columns-repeated="1015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QUEYROI Françoi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5-05-12T11:19:35">
            <text:p>12/05/2015 11:19</text:p>
          </table:table-cell>
          <table:table-cell office:value-type="string">
            <text:p>QUEYROI F.</text:p>
          </table:table-cell>
          <table:table-cell table:number-columns-repeated="1015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THEBAULT Emm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1:38">
            <text:p>25/04/2016 13:41</text:p>
          </table:table-cell>
          <table:table-cell office:value-type="string">
            <text:p>THEBAULT E.</text:p>
          </table:table-cell>
          <table:table-cell table:number-columns-repeated="1015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VIANA CERQUEIRA Eugêni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2:54">
            <text:p>25/04/2016 13:42</text:p>
          </table:table-cell>
          <table:table-cell office:value-type="string">
            <text:p>VIANA CERQUEIRA E.</text:p>
          </table:table-cell>
          <table:table-cell table:number-columns-repeated="101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VON HIRSCHHAUSEN Béatric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4:33">
            <text:p>25/04/2016 13:44</text:p>
          </table:table-cell>
          <table:table-cell table:style-name="ce8" office:value-type="string">
            <text:p>HIRSCHHAUSEN B. von</text:p>
          </table:table-cell>
          <table:table-cell table:number-columns-repeated="1015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ICHON Matthieu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5:24">
            <text:p>25/04/2016 13:45</text:p>
          </table:table-cell>
          <table:table-cell office:value-type="string">
            <text:p>PICHON M.</text:p>
          </table:table-cell>
          <table:table-cell table:number-columns-repeated="1015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GOMES Eduard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7:08">
            <text:p>25/04/2016 13:47</text:p>
          </table:table-cell>
          <table:table-cell office:value-type="string">
            <text:p>GOMES E.</text:p>
          </table:table-cell>
          <table:table-cell table:number-columns-repeated="1015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SINNO Maï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8:09">
            <text:p>25/04/2016 13:48</text:p>
          </table:table-cell>
          <table:table-cell office:value-type="string">
            <text:p>SINNO M.</text:p>
          </table:table-cell>
          <table:table-cell table:number-columns-repeated="1015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TABBITA Juli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8:58">
            <text:p>25/04/2016 13:48</text:p>
          </table:table-cell>
          <table:table-cell office:value-type="string">
            <text:p>TABBITA J.</text:p>
          </table:table-cell>
          <table:table-cell table:number-columns-repeated="1015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KOSOWSKA-STAMIROWSKA Zuzann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49:54">
            <text:p>25/04/2016 13:49</text:p>
          </table:table-cell>
          <table:table-cell office:value-type="string">
            <text:p>KOSOWSKA-STAMIROWSKA Z.</text:p>
          </table:table-cell>
          <table:table-cell table:number-columns-repeated="1015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RAIMBAULT Just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6-04-25T13:53:41">
            <text:p>25/04/2016 13:53</text:p>
          </table:table-cell>
          <table:table-cell office:value-type="string">
            <text:p>RAIMBAULT J.</text:p>
          </table:table-cell>
          <table:table-cell table:number-columns-repeated="1015"/>
        </table:table-row>
        <table:table-row table:style-name="ro2">
          <table:table-cell table:style-name="ce5" office:value-type="float" office:value="393">
            <text:p>393</text:p>
          </table:table-cell>
          <table:table-cell table:style-name="ce5" office:value-type="string">
            <text:p>ZDANOWSKA Natalia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2" office:value-type="string">
            <text:p>NULL</text:p>
          </table:table-cell>
          <table:table-cell table:style-name="ce15" office:value-type="date" office:date-value="2016-04-25T14:03:59">
            <text:p>25/04/2016 14:03</text:p>
          </table:table-cell>
          <table:table-cell office:value-type="string">
            <text:p>ZDANOWSKA N.</text:p>
          </table:table-cell>
          <table:table-cell table:number-columns-repeated="1015"/>
        </table:table-row>
        <table:table-row table:style-name="ro2">
          <table:table-cell table:style-name="ce5" office:value-type="float" office:value="400">
            <text:p>400</text:p>
            <draw:frame table:end-cell-address="motclef_Auteur.A261" table:end-x="0.1cm" table:end-y="0.513cm" draw:z-index="56" draw:name="Image 58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1" table:end-x="0.1cm" table:end-y="0.513cm" draw:z-index="57" draw:name="Image 59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1" table:end-x="0.1cm" table:end-y="0.513cm" draw:z-index="58" draw:name="Image 60" draw:style-name="gr2" draw:text-style-name="P2" svg:width="0.025cm" svg:height="0.119cm" svg:x="0.075cm" svg:y="0.394cm">
              <draw:image xlink:href="Pictures/10000200000000010000000175F347A4.gif" xlink:type="simple" xlink:show="embed" xlink:actuate="onLoad">
                <text:p/>
              </draw:image>
            </draw:frame>
            <draw:frame table:end-cell-address="motclef_Auteur.A263" table:end-x="0.762cm" table:end-y="0.159cm" draw:z-index="59" draw:name="Picture 1" draw:style-name="gr3" draw:text-style-name="P3" svg:width="0.687cm" svg:height="0.812cm" svg:x="0.075cm" svg:y="0.394cm">
              <draw:image xlink:href="Pictures/200000100000018E000001A68C111B1B.wmf" xlink:type="simple" xlink:show="embed" xlink:actuate="onLoad">
                <text:p/>
              </draw:image>
            </draw:frame>
          </table:table-cell>
          <table:table-cell table:style-name="ce5" office:value-type="string">
            <text:p>VERHAEGHE Laetitia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2" office:value-type="string">
            <text:p>NULL</text:p>
          </table:table-cell>
          <table:table-cell table:style-name="ce15" office:value-type="date" office:date-value="2017-02-20T11:07:30">
            <text:p>20/02/2017 11:07</text:p>
          </table:table-cell>
          <table:table-cell office:value-type="string">
            <text:p>VERHAEGHE L.</text:p>
          </table:table-cell>
          <table:table-cell table:number-columns-repeated="1015"/>
        </table:table-row>
        <table:table-row table:style-name="ro2">
          <table:table-cell table:style-name="ce5" office:value-type="float" office:value="398">
            <text:p>398</text:p>
          </table:table-cell>
          <table:table-cell table:style-name="ce5" office:value-type="string">
            <text:p>TELLE Olivier</text:p>
          </table:table-cell>
          <table:table-cell table:style-name="ce5" table:number-columns-repeated="2"/>
          <table:table-cell table:style-name="ce5" office:value-type="float" office:value="8">
            <text:p>8</text:p>
          </table:table-cell>
          <table:table-cell table:style-name="ce5" office:value-type="string">
            <text:p>020. &lt;multi&gt;[fr]Auteur[en]Author&lt;/multi&gt;</text:p>
          </table:table-cell>
          <table:table-cell table:style-name="ce12" office:value-type="string">
            <text:p>NULL</text:p>
          </table:table-cell>
          <table:table-cell table:style-name="ce15" office:value-type="date" office:date-value="2017-01-09T15:01:14">
            <text:p>09/01/2017 15:01</text:p>
          </table:table-cell>
          <table:table-cell office:value-type="string">
            <text:p>TELLE O.</text:p>
          </table:table-cell>
          <table:table-cell table:number-columns-repeated="1015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LECLAIRE Mathieu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42:17">
            <text:p>20/02/2017 13:42</text:p>
          </table:table-cell>
          <table:table-cell office:value-type="string">
            <text:p>LECLAIRE M.</text:p>
          </table:table-cell>
          <table:table-cell table:number-columns-repeated="1015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REUILLON Romai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42:03">
            <text:p>20/02/2017 13:42</text:p>
          </table:table-cell>
          <table:table-cell office:value-type="string">
            <text:p>REUILLON R.</text:p>
          </table:table-cell>
          <table:table-cell table:number-columns-repeated="101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HACHI Rym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40:33">
            <text:p>20/02/2017 13:40</text:p>
          </table:table-cell>
          <table:table-cell office:value-type="string">
            <text:p>HACHI R.</text:p>
          </table:table-cell>
          <table:table-cell table:number-columns-repeated="1015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LATTARD Odil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39:30">
            <text:p>20/02/2017 13:39</text:p>
          </table:table-cell>
          <table:table-cell office:value-type="string">
            <text:p>PLATTARD O.</text:p>
          </table:table-cell>
          <table:table-cell table:number-columns-repeated="1015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OTT Anne-Cécil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39:15">
            <text:p>20/02/2017 13:39</text:p>
          </table:table-cell>
          <table:table-cell office:value-type="string">
            <text:p>OTT A.-C.</text:p>
          </table:table-cell>
          <table:table-cell table:number-columns-repeated="1015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DUBREUIL Anaï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38:08">
            <text:p>20/02/2017 13:38</text:p>
          </table:table-cell>
          <table:table-cell office:value-type="string">
            <text:p>DUBREUIL A.</text:p>
          </table:table-cell>
          <table:table-cell table:number-columns-repeated="1015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NUSSBAUM Florenc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020. &lt;multi&gt;[fr]Auteur[en]Author&lt;/multi&gt;</text:p>
          </table:table-cell>
          <table:table-cell office:value-type="string">
            <text:p>NULL</text:p>
          </table:table-cell>
          <table:table-cell table:style-name="ce10" office:value-type="date" office:date-value="2017-02-20T13:31:14">
            <text:p>20/02/2017 13:31</text:p>
          </table:table-cell>
          <table:table-cell office:value-type="string">
            <text:p>NUSSBAUM F.</text:p>
          </table:table-cell>
          <table:table-cell table:number-columns-repeated="1015"/>
        </table:table-row>
        <table:table-row table:style-name="ro1" table:number-rows-repeated="104830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otclef_TypePubli" table:style-name="ta4" table:print="false">
        <office:forms form:automatic-focus="false" form:apply-design-mode="false"/>
        <table:table-column table:style-name="co5" table:default-cell-style-name="Excel_20_Built-in_20_Normal"/>
        <table:table-column table:style-name="co19" table:default-cell-style-name="ce16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19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2" office:value-type="string">
            <text:p>030. Type de publication - id_groupe = 9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_mot </text:p>
          </table:table-cell>
          <table:table-cell table:style-name="ce17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 - BD</text:p>
          </table:table-cell>
          <table:table-cell table:number-columns-repeated="1015"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010. &lt;multi&gt;[fr]Articles dans revue à comité de lecture[en]Refereed Journal Publica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2:03">
            <text:p>13/04/2012 16:22</text:p>
          </table:table-cell>
          <table:table-cell office:value-type="string">
            <text:p>article dans revue à comité de lecture</text:p>
          </table:table-cell>
          <table:table-cell table:number-columns-repeated="1015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020. &lt;multi&gt;[fr]Autres articles[en]Other Journal Publications&lt;/multi&gt; </text:p>
          </table:table-cell>
          <table:table-cell office:value-type="string">
            <text:p><text:s text:c="2"/>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autre article</text:p>
          </table:table-cell>
          <table:table-cell table:number-columns-repeated="1015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030. &lt;multi&gt;[fr]Ouvrages[en]Book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3:02">
            <text:p>13/04/2012 16:23</text:p>
          </table:table-cell>
          <table:table-cell office:value-type="string">
            <text:p>ouvrage</text:p>
          </table:table-cell>
          <table:table-cell table:number-columns-repeated="1015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040. &lt;multi&gt;[fr]Directions d'ouvrages[en]Edited Books&lt;/multi&gt; </text:p>
          </table:table-cell>
          <table:table-cell office:value-type="string">
            <text:p><text:s text:c="2"/></text:p>
          </table:table-cell>
          <table:table-cell/>
          <table:table-cell table:style-name="ce2" table:number-columns-repeated="2"/>
          <table:table-cell table:number-columns-repeated="2"/>
          <table:table-cell office:value-type="string">
            <text:p>direction d'ouvrage</text:p>
          </table:table-cell>
          <table:table-cell table:number-columns-repeated="1015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050. &lt;multi&gt;[fr]Chapitres d'ouvrages[en]Books Sec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3:45">
            <text:p>13/04/2012 16:23</text:p>
          </table:table-cell>
          <table:table-cell office:value-type="string">
            <text:p>chapitre d'ouvrage</text:p>
          </table:table-cell>
          <table:table-cell table:number-columns-repeated="1015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060. &lt;multi&gt;[fr]Communications à un colloque[en]Conference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5:41:21">
            <text:p>13/04/2012 15:41</text:p>
          </table:table-cell>
          <table:table-cell office:value-type="string">
            <text:p>communication à un colloque</text:p>
          </table:table-cell>
          <table:table-cell table:number-columns-repeated="1015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070. &lt;multi&gt;[fr]Communications avec actes à un congrès international[en]International Published Conference Proceeding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7T14:11:22">
            <text:p>17/04/2012 14:11</text:p>
          </table:table-cell>
          <table:table-cell office:value-type="string">
            <text:p>communication avec actes à un congrès international</text:p>
          </table:table-cell>
          <table:table-cell table:number-columns-repeated="1015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080. &lt;multi&gt;[fr]Travaux universitaires[en]Scholarly Work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4:46">
            <text:p>13/04/2012 16:24</text:p>
          </table:table-cell>
          <table:table-cell office:value-type="string">
            <text:p>travail universitaire</text:p>
          </table:table-cell>
          <table:table-cell table:number-columns-repeated="1015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090. &lt;multi&gt;[fr]Rapports[en]Research Report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5:03">
            <text:p>13/04/2012 16:25</text:p>
          </table:table-cell>
          <table:table-cell office:value-type="string">
            <text:p>rapport</text:p>
          </table:table-cell>
          <table:table-cell table:number-columns-repeated="1015"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130. &lt;multi&gt;[fr]Autres productions (bases de données, exposition, université d'été etc.)[en]Other Productions(databases, exhibition...)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9:37">
            <text:p>13/04/2012 16:29</text:p>
          </table:table-cell>
          <table:table-cell office:value-type="string">
            <text:p>productions diverses (exposition, université d'été, film etc.)</text:p>
          </table:table-cell>
          <table:table-cell table:number-columns-repeated="1015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055. &lt;multi&gt;[fr]Conférences invitées[en]Invited Presentation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4:03">
            <text:p>13/04/2012 16:24</text:p>
          </table:table-cell>
          <table:table-cell office:value-type="string">
            <text:p>conférence invitée</text:p>
          </table:table-cell>
          <table:table-cell table:number-columns-repeated="1015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110. &lt;multi&gt;[fr]Media[en]Media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media <text:s/>(TV, radio, presse, interview, vidéo etc.)</text:p>
          </table:table-cell>
          <table:table-cell table:number-columns-repeated="1015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120. &lt;multi&gt;[fr]Manuels[en]Manual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3T16:25:30">
            <text:p>13/04/2012 16:25</text:p>
          </table:table-cell>
          <table:table-cell office:value-type="string">
            <text:p>manuel</text:p>
          </table:table-cell>
          <table:table-cell table:number-columns-repeated="1015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125. Outils de recherche (base de données, corpus de recherche...)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0" office:value-type="date" office:date-value="2012-04-13T15:37:52">
            <text:p>13/04/2012 15:37</text:p>
          </table:table-cell>
          <table:table-cell office:value-type="string">
            <text:p>outils de recherche (base de données,corpus de recherche,logiciels)</text:p>
          </table:table-cell>
          <table:table-cell table:number-columns-repeated="1015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115. Publications de vulgarisation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0" office:value-type="date" office:date-value="2012-04-13T16:30:29">
            <text:p>13/04/2012 16:30</text:p>
          </table:table-cell>
          <table:table-cell office:value-type="string">
            <text:p>publication de vulgarisation</text:p>
          </table:table-cell>
          <table:table-cell table:number-columns-repeated="1015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140. Communications par affich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0" office:value-type="date" office:date-value="2012-04-13T16:43:01">
            <text:p>13/04/2012 16:43</text:p>
          </table:table-cell>
          <table:table-cell office:value-type="string">
            <text:p>communication par affiche</text:p>
          </table:table-cell>
          <table:table-cell table:number-columns-repeated="1015"/>
        </table:table-row>
        <table:table-row table:style-name="ro3">
          <table:table-cell office:value-type="float" office:value="303">
            <text:p>303</text:p>
          </table:table-cell>
          <table:table-cell office:value-type="string">
            <text:p>075. &lt;multi&gt;[fr]Communications avec actes à un congrès national[en]National Published Conference Proceedings&lt;/multi&gt;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030. &lt;multi&gt;[fr]Type de publication[en] Publication type&lt;/multi&gt; </text:p>
          </table:table-cell>
          <table:table-cell office:value-type="string">
            <text:p>NULL </text:p>
          </table:table-cell>
          <table:table-cell table:style-name="ce10" office:value-type="date" office:date-value="2012-04-17T14:11:46">
            <text:p>17/04/2012 14:11</text:p>
          </table:table-cell>
          <table:table-cell office:value-type="string">
            <text:p>communication avec actes à un congrès national</text:p>
          </table:table-cell>
          <table:table-cell table:number-columns-repeated="1015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150. Communication par affiche à un colloqu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9">
            <text:p>9</text:p>
          </table:table-cell>
          <table:table-cell office:value-type="string">
            <text:p>030. &lt;multi&gt;[fr]Type de publication[en] Publicatio... </text:p>
          </table:table-cell>
          <table:table-cell office:value-type="string">
            <text:p>NULL </text:p>
          </table:table-cell>
          <table:table-cell table:style-name="ce10" office:value-type="date" office:date-value="2014-05-26T12:02:43">
            <text:p>26/05/2014 12:02</text:p>
          </table:table-cell>
          <table:table-cell table:style-name="ce16" office:value-type="string">
            <text:p>communication par affiche à un colloque</text:p>
          </table:table-cell>
          <table:table-cell table:number-columns-repeated="1015"/>
        </table:table-row>
        <table:table-row table:style-name="ro2">
          <table:table-cell office:value-type="float" office:value="399">
            <text:p>399</text:p>
          </table:table-cell>
          <table:table-cell office:value-type="string">
            <text:p>160. e-learning, moocs, cours multimedi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030. &lt;multi&gt;[fr]Type de publication[en] Publicatio...</text:p>
          </table:table-cell>
          <table:table-cell office:value-type="string">
            <text:p>NULL</text:p>
          </table:table-cell>
          <table:table-cell table:style-name="ce10" office:value-type="date" office:date-value="2017-01-09T15:24:56">
            <text:p>09/01/2017 15:24</text:p>
          </table:table-cell>
          <table:table-cell office:value-type="string">
            <text:p>e-learning, moocs, cours multimedia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otclef_Equipe" table:style-name="ta5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14" table:default-cell-style-name="Excel_20_Built-in_20_Normal"/>
        <table:table-column table:style-name="co23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2" office:value-type="string">
            <text:p>050. Equipe - id_groupe = 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-BD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.R.I.A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C.R.I.A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.H.GO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E.H.GO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.A.R.I.S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50. &lt;multi&gt;[fr]Equipe[en]Team&lt;/multi&gt;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string">
            <text:p>P.A.R.I.S</text:p>
          </table:table-cell>
          <table:table-cell table:number-columns-repeated="1015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10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otclef_Axe" table:style-name="ta6" table:print="false">
        <office:forms form:automatic-focus="false" form:apply-design-mode="false"/>
        <table:table-column table:style-name="co5" table:default-cell-style-name="Excel_20_Built-in_20_Normal"/>
        <table:table-column table:style-name="co24" table:default-cell-style-name="Excel_20_Built-in_20_Normal"/>
        <table:table-column table:style-name="co5" table:number-columns-repeated="2" table:default-cell-style-name="Excel_20_Built-in_20_Normal"/>
        <table:table-column table:style-name="co14" table:default-cell-style-name="Excel_20_Built-in_20_Normal"/>
        <table:table-column table:style-name="co25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5" table:number-columns-repeated="1013" table:default-cell-style-name="Excel_20_Built-in_20_Normal"/>
        <table:table-row table:style-name="ro1">
          <table:table-cell table:style-name="ce2" office:value-type="string">
            <text:p>070. Axe de recherche - id_groupe = 4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e-BD</text:p>
          </table:table-cell>
          <table:table-cell table:style-name="ce2" office:value-type="string">
            <text:p>debut-validite</text:p>
          </table:table-cell>
          <table:table-cell table:style-name="ce2" office:value-type="string">
            <text:p>fin-validite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010. Recompositions des territoires métropolitain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020. Dynamique des villes en réseau : analyse comp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30. Nouvelles modélisations spatio-temporelles, m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040. Réseaux et territoires : de nouvelles proximi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050. L’image dans les savoirs de l’espac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100. Hors ax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2-04-05T15:31:31">
            <text:p>05/04/2012 15:31</text:p>
          </table:table-cell>
          <table:table-cell table:style-name="ce18" office:value-type="float" office:value="99">
            <text:p>99</text:p>
          </table:table-cell>
          <table:table-cell office:value-type="float" office:value="2010">
            <text:p>2010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060. La géographie et ses pratiques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2-04-24T15:06:55">
            <text:p>24/04/2012 15:06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065. <text:s/>Les territoires métropolitains face aux nouv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2:20">
            <text:p>17/04/2014 12:22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070. Systèmes de villes et systèmes territoriaux d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2:02">
            <text:p>17/04/2014 12:22</text:p>
          </table:table-cell>
          <table:table-cell office:value-type="float" office:value="9">
            <text:p>9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075. Exploration de nouvelles modélisations pour r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1:49">
            <text:p>17/04/2014 12:21</text:p>
          </table:table-cell>
          <table:table-cell office:value-type="float" office:value="10">
            <text:p>10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080. L’Union européenne et les pays du voisinage :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3:06">
            <text:p>17/04/2014 12:23</text:p>
          </table:table-cell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085. Réversibilité et proximité : quels enjeux pou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4:00">
            <text:p>17/04/2014 12:24</text:p>
          </table:table-cell>
          <table:table-cell office:value-type="float" office:value="12">
            <text:p>12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090. Les écritures de la géographie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4:57">
            <text:p>17/04/2014 12:24</text:p>
          </table:table-cell>
          <table:table-cell office:value-type="float" office:value="13">
            <text:p>13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095. Savoirs de l’espace en situation </text:p>
          </table:table-cell>
          <table:table-cell table:number-columns-repeated="2" office:value-type="string">
            <text:p><text:s text:c="2"/></text:p>
          </table:table-cell>
          <table:table-cell office:value-type="float" office:value="4">
            <text:p>4</text:p>
          </table:table-cell>
          <table:table-cell office:value-type="string">
            <text:p>070. Axe de recherche </text:p>
          </table:table-cell>
          <table:table-cell office:value-type="string">
            <text:p>NULL </text:p>
          </table:table-cell>
          <table:table-cell table:style-name="ce10" office:value-type="date" office:date-value="2014-04-17T12:25:47">
            <text:p>17/04/2014 12:25</text:p>
          </table:table-cell>
          <table:table-cell office:value-type="float" office:value="14">
            <text:p>14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otclef_Them" table:style-name="ta7" table:print="false">
        <office:forms form:automatic-focus="false" form:apply-design-mode="false"/>
        <table:table-column table:style-name="co5" table:default-cell-style-name="Excel_20_Built-in_20_Normal"/>
        <table:table-column table:style-name="co29" table:default-cell-style-name="Excel_20_Built-in_20_Normal"/>
        <table:table-column table:style-name="co5" table:number-columns-repeated="2" table:default-cell-style-name="Excel_20_Built-in_20_Normal"/>
        <table:table-column table:style-name="co14" table:default-cell-style-name="Excel_20_Built-in_20_Normal"/>
        <table:table-column table:style-name="co30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5" table:number-columns-repeated="1016" table:default-cell-style-name="Excel_20_Built-in_20_Normal"/>
        <table:table-row table:style-name="ro1">
          <table:table-cell table:style-name="ce2" office:value-type="string">
            <text:p>080. Thématique transversale - id_groupe = 5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d_mot </text:p>
          </table:table-cell>
          <table:table-cell table:style-name="ce2" office:value-type="string">
            <text:p>titre </text:p>
          </table:table-cell>
          <table:table-cell table:style-name="ce2" office:value-type="string">
            <text:p>descriptif </text:p>
          </table:table-cell>
          <table:table-cell table:style-name="ce2" office:value-type="string">
            <text:p>texte </text:p>
          </table:table-cell>
          <table:table-cell table:style-name="ce2" office:value-type="string">
            <text:p>id_groupe </text:p>
          </table:table-cell>
          <table:table-cell table:style-name="ce2" office:value-type="string">
            <text:p>type </text:p>
          </table:table-cell>
          <table:table-cell table:style-name="ce2" office:value-type="string">
            <text:p>extra </text:p>
          </table:table-cell>
          <table:table-cell table:style-name="ce2" office:value-type="string">
            <text:p>maj</text:p>
          </table:table-cell>
          <table:table-cell table:style-name="ce2" office:value-type="string">
            <text:p>intitulé_BD</text:p>
          </table:table-cell>
          <table:table-cell table:style-name="ce2" office:value-type="string">
            <text:p>debut-validite</text:p>
          </table:table-cell>
          <table:table-cell table:style-name="ce2" office:value-type="string">
            <text:p>fin-validite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20. Cartographies du changement, cartographie en ...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1-18T21:07:04">
            <text:p>18/01/2012 21:0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010. Europe, mondialisation, cohésion territorial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24T15:07:45">
            <text:p>24/04/2012 15:0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030. Temporalités en géographie </text:p>
          </table:table-cell>
          <table:table-cell table:number-columns-repeated="2" office:value-type="string">
            <text:p><text:s text:c="2"/>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080. Thématique transversale </text:p>
          </table:table-cell>
          <table:table-cell office:value-type="string">
            <text:p><text:s text:c="2"/></text:p>
          </table:table-cell>
          <table:table-cell table:style-name="ce10" office:value-type="date" office:date-value="2012-04-14T09:13:48">
            <text:p>14/04/2012 09:13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float" office:value="2013">
            <text:p>2013</text:p>
          </table:table-cell>
          <table:table-cell table:number-columns-repeated="1013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040. Mobilité et territorialité : expériences, con... </text:p>
          </table:table-cell>
          <table:table-cell table:number-columns-repeated="2" office:value-type="string">
            <text:p><text:s text:c="2"/></text:p>
          </table:table-cell>
          <table:table-cell office:value-type="float" office:value="5">
            <text:p>5</text:p>
          </table:table-cell>
          <table:table-cell office:value-type="string">
            <text:p>080. Thématique transversale </text:p>
          </table:table-cell>
          <table:table-cell office:value-type="string">
            <text:p>NULL </text:p>
          </table:table-cell>
          <table:table-cell table:style-name="ce10" office:value-type="date" office:date-value="2014-06-24T16:39:04">
            <text:p>24/06/2014 16:39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float" office:value="2017">
            <text:p>2017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axeRecherche" table:base-cell-address="$data.$A$1" table:expression="motclef_axe!#REF!"/>
        <table:named-range table:name="Equipe" table:base-cell-address="$data.$A$1" table:cell-range-address="$motclef_Equipe.$B$3:.$B$5"/>
        <table:named-expression table:name="Equipes" table:base-cell-address="$data.$A$1" table:expression="#REF!"/>
        <table:named-expression table:name="LOCAL_MYSQL_DATE_FORMAT" table:base-cell-address="$data.$A$1" table:expression="REPT(local_year_format;4)&amp;local_date_separator&amp;REPT(local_month_format;2)&amp;local_date_separator&amp;REPT(local_day_format;2)&amp;&quot; &quot;&amp;REPT(local_hour_format;2)&amp;local_time_separator&amp;REPT(local_minute_format;2)&amp;local_time_separator&amp;REPT(local_second_format;2)"/>
        <table:named-range table:name="themTransver" table:base-cell-address="$data.$A$1" table:cell-range-address="$motclef_Them.$B$3:.$B$5"/>
        <table:named-range table:name="typePublication" table:base-cell-address="$data.$A$1" table:cell-range-address="$motclef_TypePubli.$B$3:.$B$19"/>
        <table:named-expression table:name="types" table:base-cell-address="$data.$A$1" table:expression="['file:///Users/Juste/Documents/ComplexSystems/Misc/AnalyseGeocites/Data/ev-biblio-UMR-GH-CK-LC-6avril2016.xlsx'#$types.$B$2:'file:///Users/Juste/Documents/ComplexSystems/Misc/AnalyseGeocites/Data/ev-biblio-UMR-GH-CK-LC-6avril2016.xlsx'#$types.$B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   </number:text>
    </number:number-style>
    <number:number-style style:name="N106P1" style:volatile="true">
      <number:text>-</number:text>
      <number:number number:decimal-places="2" number:min-integer-digits="1" number:grouping="true"/>
      <number:text>    </number:text>
    </number:number-style>
    <number:number-style style:name="N106P2" style:volatile="true">
      <number:text> -</number:text>
      <number:number number:decimal-places="0" number:min-integer-digits="0"/>
      <number:text>   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fr" number:country="FR">
      <number:minutes number:style="long"/>
      <number:text>:</number:text>
      <number:seconds number:style="long"/>
    </number:time-style>
    <number:time-style style:name="N8124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fr" number:country="FR">
      <number:minutes number:style="long"/>
      <number:text>:</number:text>
      <number:seconds number:style="long" number:decimal-places="1"/>
    </number:time-style>
    <number:number-style style:name="N812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en_20_hypertexte_20_2" style:display-name="Lien hypertexte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en_20_hypertexte_20_3" style:display-name="Lien hypertexte 3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" style:display-name="Milliers 2" style:family="table-cell" style:parent-style-name="Excel_20_Built-in_20_Normal" style:data-style-name="N106"/>
    <style:style style:name="Milliers_20_3" style:display-name="Milliers 3" style:family="table-cell" style:parent-style-name="Excel_20_Built-in_20_Normal" style:data-style-name="N106"/>
    <style:style style:name="Milliers_20_4" style:display-name="Milliers 4" style:family="table-cell" style:parent-style-name="Excel_20_Built-in_20_Normal" style:data-style-name="N106"/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9/03/2017</text:date>, <text:time>08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clef_5f_Annee" style:display-name="PageStyle_motclef_Ann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Auteur" style:display-name="PageStyle_motclef_Au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tclef_5f_TypePubli" style:display-name="PageStyle_motclef_TypePubl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tclef_5f_Equipe" style:display-name="PageStyle_motclef_Equi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Axe" style:display-name="PageStyle_motclef_A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tclef_5f_Them" style:display-name="PageStyle_motclef_Th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08:10:41</dc:date>
    <dc:creator>Juste Raimbault</dc:creator>
    <meta:generator>OpenOffice/4.1.1$Unix OpenOffice.org_project/411m6$Build-9775</meta:generator>
    <meta:editing-duration>PT15M33S</meta:editing-duration>
    <meta:editing-cycles>1</meta:editing-cycles>
    <meta:document-statistic meta:table-count="7" meta:cell-count="3983" meta:object-count="92"/>
  </office:meta>
</office:document-meta>
</file>